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A6A6"/>
    </style:style>
    <style:style style:name="ce4" style:family="table-cell" style:parent-style-name="Default" style:data-style-name="N0">
      <style:table-cell-properties fo:background-color="#FF3838"/>
    </style:style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2.794cm"/>
    </style:style>
    <style:style style:name="co3" style:family="table-column">
      <style:table-column-properties fo:break-before="auto" style:column-width="19.7696666666667cm"/>
    </style:style>
    <style:style style:name="co4" style:family="table-column">
      <style:table-column-properties fo:break-before="auto" style:column-width="15.9385cm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blast_firsthit_with_nohits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column table:style-name="co6" table:number-columns-repeated="15360" table:default-cell-style-name="ce1"/>
        <table:table-row table:style-name="ro1">
          <table:table-cell office:value-type="string" table:style-name="ce2">
            <text:p>Exclude</text:p>
          </table:table-cell>
          <table:table-cell office:value-type="string" table:style-name="ce2">
            <text:p>Query</text:p>
          </table:table-cell>
          <table:table-cell office:value-type="string" table:style-name="ce2">
            <text:p>SequenceID best BLAST hit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Blast Info</text:p>
          </table:table-cell>
          <table:table-cell table:number-columns-repeated="16379" table:style-name="ce2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12</text:p>
          </table:table-cell>
          <table:table-cell office:value-type="string" table:style-name="ce3">
            <text:p>PP464272.1</text:p>
          </table:table-cell>
          <table:table-cell office:value-type="string" table:style-name="ce3">
            <text:p>Haliclona caerulea voucher BPBM C1519 mitochondrion, complete genome</text:p>
          </table:table-cell>
          <table:table-cell office:value-type="string" table:style-name="ce3">
            <text:p>Score=350 bits(189); Expect=8e-92; Identities=221/237(93%); Gaps=0/237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123</text:p>
          </table:table-cell>
          <table:table-cell office:value-type="string" table:style-name="ce3">
            <text:p>NC_008944.1</text:p>
          </table:table-cell>
          <table:table-cell office:value-type="string" table:style-name="ce3">
            <text:p>Amphimedon queenslandica mitochondrion, complete genome</text:p>
          </table:table-cell>
          <table:table-cell office:value-type="string" table:style-name="ce3">
            <text:p>Score=307 bits(166); Expect=5e-79; Identities=215/237(91%); Gaps=10/237(4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05</text:p>
          </table:table-cell>
          <table:table-cell office:value-type="string" table:style-name="ce1">
            <text:p>KY279570.1</text:p>
          </table:table-cell>
          <table:table-cell office:value-type="string" table:style-name="ce1">
            <text:p>Uncultured bacterium clone CP_Otu4504 16S ribosomal RNA gene, partial sequence</text:p>
          </table:table-cell>
          <table:table-cell office:value-type="string" table:style-name="ce1">
            <text:p>Score=440 bits(238); Expect=5e-119; Identities=248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56</text:p>
          </table:table-cell>
          <table:table-cell office:value-type="string" table:style-name="ce1">
            <text:p>FJ952686.1</text:p>
          </table:table-cell>
          <table:table-cell office:value-type="string" table:style-name="ce1">
            <text:p>Uncultured bacterium clone Mann16S_E04 16S ribosomal RNA gene, partial sequence</text:p>
          </table:table-cell>
          <table:table-cell office:value-type="string" table:style-name="ce1">
            <text:p>Score=357 bits(193); Expect=5e-94; Identities=233/253(92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363</text:p>
          </table:table-cell>
          <table:table-cell office:value-type="string" table:style-name="ce3">
            <text:p>PP464272.1</text:p>
          </table:table-cell>
          <table:table-cell office:value-type="string" table:style-name="ce3">
            <text:p>Haliclona caerulea voucher BPBM C1519 mitochondrion, complete genome</text:p>
          </table:table-cell>
          <table:table-cell office:value-type="string" table:style-name="ce3">
            <text:p>Score=291 bits(157); Expect=5e-74; Identities=213/238(89%); Gaps=12/238(5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1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294 bits(159); Expect=4e-75; Identities=221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3</text:p>
          </table:table-cell>
          <table:table-cell office:value-type="string" table:style-name="ce1">
            <text:p>MF040004.1</text:p>
          </table:table-cell>
          <table:table-cell office:value-type="string" table:style-name="ce1">
            <text:p>Uncultured bacterium clone Otu001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7</text:p>
          </table:table-cell>
          <table:table-cell office:value-type="string" table:style-name="ce1">
            <text:p>OZ253545.1</text:p>
          </table:table-cell>
          <table:table-cell office:value-type="string" table:style-name="ce1">
            <text:p>MAG: Alphaproteobacteria bacterium isolate d124c3d0-e24b-4e7c-8e16-eea8dc1b36f5 genome assembly, chromosome: 1</text:p>
          </table:table-cell>
          <table:table-cell office:value-type="string" table:style-name="ce1">
            <text:p>Score=363 bits(196); Expect=1e-95; Identities=235/254(93%); Gaps=2/254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499</text:p>
          </table:table-cell>
          <table:table-cell office:value-type="string" table:style-name="ce3">
            <text:p>PP464272.1</text:p>
          </table:table-cell>
          <table:table-cell office:value-type="string" table:style-name="ce3">
            <text:p>Haliclona caerulea voucher BPBM C1519 mitochondrion, complete genome</text:p>
          </table:table-cell>
          <table:table-cell office:value-type="string" table:style-name="ce3">
            <text:p>Score=302 bits(163); Expect=2e-77; Identities=215/238(90%); Gaps=12/238(5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14</text:p>
          </table:table-cell>
          <table:table-cell office:value-type="string" table:style-name="ce1">
            <text:p>KY279570.1</text:p>
          </table:table-cell>
          <table:table-cell office:value-type="string" table:style-name="ce1">
            <text:p>Uncultured bacterium clone CP_Otu4504 16S ribosomal RNA gene, partial sequence</text:p>
          </table:table-cell>
          <table:table-cell office:value-type="string" table:style-name="ce1">
            <text:p>Score=435 bits(235); Expect=2e-117; Identities=247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16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39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55 bits(138); Expect=2e-63; Identities=216/254(85%); Gaps=3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01</text:p>
          </table:table-cell>
          <table:table-cell office:value-type="string" table:style-name="ce1">
            <text:p>KT979760.1</text:p>
          </table:table-cell>
          <table:table-cell office:value-type="string" table:style-name="ce1">
            <text:p>Uncultured prokaryote clone New.CleanUp.ReferenceOTU322376 16S ribosomal RNA gene, partial sequence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45</text:p>
          </table:table-cell>
          <table:table-cell office:value-type="string" table:style-name="ce1">
            <text:p>KY279676.1</text:p>
          </table:table-cell>
          <table:table-cell office:value-type="string" table:style-name="ce1">
            <text:p>Uncultured bacterium clone CP_Otu4617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7</text:p>
          </table:table-cell>
          <table:table-cell office:value-type="string" table:style-name="ce1">
            <text:p>KF373196.1</text:p>
          </table:table-cell>
          <table:table-cell office:value-type="string" table:style-name="ce1">
            <text:p>Uncultured bacterium clone SPHAL-91 16S ribosomal RNA gene, partial sequence</text:p>
          </table:table-cell>
          <table:table-cell office:value-type="string" table:style-name="ce1">
            <text:p>Score=302 bits(163); Expect=3e-77; Identities=224/254(88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66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300 bits(162); Expect=9e-77; Identities=222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76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46 bits(187); Expect=1e-90; Identities=231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86</text:p>
          </table:table-cell>
          <table:table-cell office:value-type="string" table:style-name="ce1">
            <text:p>GU971250.1</text:p>
          </table:table-cell>
          <table:table-cell office:value-type="string" table:style-name="ce1">
            <text:p>Uncultured bacterium clone CFXPol6 16S ribosomal RNA gene, partial sequence</text:p>
          </table:table-cell>
          <table:table-cell office:value-type="string" table:style-name="ce1">
            <text:p>Score=374 bits(202); Expect=5e-99; Identities=236/253(93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1077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1131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24 bits(175); Expect=5e-84; Identities=227/253(90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140</text:p>
          </table:table-cell>
          <table:table-cell office:value-type="string" table:style-name="ce1">
            <text:p>KX703209.1</text:p>
          </table:table-cell>
          <table:table-cell office:value-type="string" table:style-name="ce1">
            <text:p>Uncultured bacterium clone 1166 16S ribosomal RNA gene, partial sequence</text:p>
          </table:table-cell>
          <table:table-cell office:value-type="string" table:style-name="ce1">
            <text:p>Score=89.8 bits(48); Expect=2e-13; Identities=163/219(74%); Gaps=5/219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156</text:p>
          </table:table-cell>
          <table:table-cell office:value-type="string" table:style-name="ce1">
            <text:p>OZ244188.1</text:p>
          </table:table-cell>
          <table:table-cell office:value-type="string" table:style-name="ce1">
            <text:p>MAG: bacterium isolate fb8845cd-fa64-405a-b175-caf358dbadd0 genome assembly, chromosome: 1</text:p>
          </table:table-cell>
          <table:table-cell office:value-type="string" table:style-name="ce1">
            <text:p>Score=407 bits(220); Expect=5e-109; Identities=242/253(96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243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300 bits(162); Expect=9e-77; Identities=222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393</text:p>
          </table:table-cell>
          <table:table-cell office:value-type="string" table:style-name="ce1">
            <text:p>OZ253461.1</text:p>
          </table:table-cell>
          <table:table-cell office:value-type="string" table:style-name="ce1">
            <text:p>MAG: Alphaproteobacteria bacterium isolate 9f972eac-84f0-4d3c-90fc-e428dd4b9456 genome assembly, chromosome: 1</text:p>
          </table:table-cell>
          <table:table-cell office:value-type="string" table:style-name="ce1">
            <text:p>Score=327 bits(177); Expect=4e-85; Identities=228/253(90%); Gaps=1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397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35 bits(181); Expect=3e-87; Identities=229/253(91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420</text:p>
          </table:table-cell>
          <table:table-cell office:value-type="string" table:style-name="ce1">
            <text:p>OY843583.1</text:p>
          </table:table-cell>
          <table:table-cell office:value-type="string" table:style-name="ce1">
            <text:p>MAG: Spirochaetia bacterium isolate e339c5e2-24a0-4810-b346-c1807c958683 genome assembly, chromosome: 1</text:p>
          </table:table-cell>
          <table:table-cell office:value-type="string" table:style-name="ce1">
            <text:p>Score=418 bits(226); Expect=2e-112; Identities=244/253(96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466</text:p>
          </table:table-cell>
          <table:table-cell office:value-type="string" table:style-name="ce1">
            <text:p>KP989233.1</text:p>
          </table:table-cell>
          <table:table-cell office:value-type="string" table:style-name="ce1">
            <text:p>Uncultured proteobacterium clone MESOT760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495</text:p>
          </table:table-cell>
          <table:table-cell office:value-type="string" table:style-name="ce1">
            <text:p>KU070578.1</text:p>
          </table:table-cell>
          <table:table-cell office:value-type="string" table:style-name="ce1">
            <text:p>Uncultured microorganism clone SZY.L801.7_Tag6124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679</text:p>
          </table:table-cell>
          <table:table-cell office:value-type="string" table:style-name="ce1">
            <text:p>KY279676.1</text:p>
          </table:table-cell>
          <table:table-cell office:value-type="string" table:style-name="ce1">
            <text:p>Uncultured bacterium clone CP_Otu4617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1703</text:p>
          </table:table-cell>
          <table:table-cell office:value-type="string" table:style-name="ce3">
            <text:p>PP464272.1</text:p>
          </table:table-cell>
          <table:table-cell office:value-type="string" table:style-name="ce3">
            <text:p>Haliclona caerulea voucher BPBM C1519 mitochondrion, complete genome</text:p>
          </table:table-cell>
          <table:table-cell office:value-type="string" table:style-name="ce3">
            <text:p>Score=344 bits(186); Expect=4e-90; Identities=220/237(93%); Gaps=0/237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707</text:p>
          </table:table-cell>
          <table:table-cell office:value-type="string" table:style-name="ce1">
            <text:p>EF076231.1</text:p>
          </table:table-cell>
          <table:table-cell office:value-type="string" table:style-name="ce1">
            <text:p>Uncultured Chloroflexi bacterium clone AnCha124f 16S ribosomal RNA gene, partial sequence</text:p>
          </table:table-cell>
          <table:table-cell office:value-type="string" table:style-name="ce1">
            <text:p>Score=335 bits(181); Expect=3e-87; Identities=229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841</text:p>
          </table:table-cell>
          <table:table-cell office:value-type="string" table:style-name="ce1">
            <text:p>OW763168.1</text:p>
          </table:table-cell>
          <table:table-cell office:value-type="string" table:style-name="ce1">
            <text:p>uncultured bacterium DNA containing 16S-23S intergenic spacer region, clone 43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1857</text:p>
          </table:table-cell>
          <table:table-cell office:value-type="string" table:style-name="ce1">
            <text:p>MG580005.1</text:p>
          </table:table-cell>
          <table:table-cell office:value-type="string" table:style-name="ce1">
            <text:p>Uncultured bacterium clone BOTU1039 16S ribosomal RNA gene, partial sequence</text:p>
          </table:table-cell>
          <table:table-cell office:value-type="string" table:style-name="ce1">
            <text:p>Score=296 bits(160); Expect=1e-75; Identities=222/253(88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1939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1983</text:p>
          </table:table-cell>
          <table:table-cell office:value-type="string" table:style-name="ce1">
            <text:p>KU073919.1</text:p>
          </table:table-cell>
          <table:table-cell office:value-type="string" table:style-name="ce1">
            <text:p>Uncultured microorganism clone SZY.L801.7_Tag9929 16S ribosomal RNA gene, partial sequence</text:p>
          </table:table-cell>
          <table:table-cell office:value-type="string" table:style-name="ce1">
            <text:p>Score=440 bits(238); Expect=5e-119; Identities=248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026</text:p>
          </table:table-cell>
          <table:table-cell office:value-type="string" table:style-name="ce1">
            <text:p>KX097474.1</text:p>
          </table:table-cell>
          <table:table-cell office:value-type="string" table:style-name="ce1">
            <text:p>Uncultured bacterium clone T3-1_34 16S ribosomal RNA gene, partial sequence</text:p>
          </table:table-cell>
          <table:table-cell office:value-type="string" table:style-name="ce1">
            <text:p>Score=263 bits(142); Expect=1e-65; Identities=218/255(85%); Gaps=4/255(1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203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2167</text:p>
          </table:table-cell>
          <table:table-cell office:value-type="string" table:style-name="ce3">
            <text:p>NC_010201.1</text:p>
          </table:table-cell>
          <table:table-cell office:value-type="string" table:style-name="ce3">
            <text:p>Amphimedon compressa mitochondrion, complete genome</text:p>
          </table:table-cell>
          <table:table-cell office:value-type="string" table:style-name="ce3">
            <text:p>Score=196 bits(106); Expect=1e-45; Identities=125/134(93%); Gaps=1/13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174</text:p>
          </table:table-cell>
          <table:table-cell office:value-type="string" table:style-name="ce1">
            <text:p>MF040004.1</text:p>
          </table:table-cell>
          <table:table-cell office:value-type="string" table:style-name="ce1">
            <text:p>Uncultured bacterium clone Otu001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2209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2216</text:p>
          </table:table-cell>
          <table:table-cell office:value-type="string" table:style-name="ce1">
            <text:p>EF076231.1</text:p>
          </table:table-cell>
          <table:table-cell office:value-type="string" table:style-name="ce1">
            <text:p>Uncultured Chloroflexi bacterium clone AnCha124f 16S ribosomal RNA gene, partial sequence</text:p>
          </table:table-cell>
          <table:table-cell office:value-type="string" table:style-name="ce1">
            <text:p>Score=374 bits(202); Expect=5e-99; Identities=236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220</text:p>
          </table:table-cell>
          <table:table-cell office:value-type="string" table:style-name="ce1">
            <text:p>MH394180.1</text:p>
          </table:table-cell>
          <table:table-cell office:value-type="string" table:style-name="ce1">
            <text:p>Uncultured bacterium clone M01945_72_000000000-BD7H6_1_1115_17804_6299 16S ribosomal RNA gene, partial sequence</text:p>
          </table:table-cell>
          <table:table-cell office:value-type="string" table:style-name="ce1">
            <text:p>Score=385 bits(208); Expect=2e-102; Identities=238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260</text:p>
          </table:table-cell>
          <table:table-cell office:value-type="string" table:style-name="ce1">
            <text:p>MT775221.1</text:p>
          </table:table-cell>
          <table:table-cell office:value-type="string" table:style-name="ce1">
            <text:p>Uncultured bacterium clone OTU_523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280</text:p>
          </table:table-cell>
          <table:table-cell office:value-type="string" table:style-name="ce1">
            <text:p>OY843583.1</text:p>
          </table:table-cell>
          <table:table-cell office:value-type="string" table:style-name="ce1">
            <text:p>MAG: Spirochaetia bacterium isolate e339c5e2-24a0-4810-b346-c1807c958683 genome assembly, chromosome: 1</text:p>
          </table:table-cell>
          <table:table-cell office:value-type="string" table:style-name="ce1">
            <text:p>Score=379 bits(205); Expect=1e-100; Identities=237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286</text:p>
          </table:table-cell>
          <table:table-cell office:value-type="string" table:style-name="ce1">
            <text:p>KX634171.1</text:p>
          </table:table-cell>
          <table:table-cell office:value-type="string" table:style-name="ce1">
            <text:p>Uncultured bacterium clone OTU1220 16S ribosomal RNA gene, partial sequence</text:p>
          </table:table-cell>
          <table:table-cell office:value-type="string" table:style-name="ce1">
            <text:p>Score=265 bits(143); Expect=3e-66; Identities=205/235(87%); Gaps=4/23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399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7 bits(166); Expect=5e-79; Identities=224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422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462</text:p>
          </table:table-cell>
          <table:table-cell office:value-type="string" table:style-name="ce1">
            <text:p>OZ220679.1</text:p>
          </table:table-cell>
          <table:table-cell office:value-type="string" table:style-name="ce1">
            <text:p>MAG: Dehalococcoidia bacterium isolate bff0dcbd-e965-4f93-bb55-57b6ceb5617d genome assembly, chromosome: 1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515</text:p>
          </table:table-cell>
          <table:table-cell office:value-type="string" table:style-name="ce1">
            <text:p>OW763168.1</text:p>
          </table:table-cell>
          <table:table-cell office:value-type="string" table:style-name="ce1">
            <text:p>uncultured bacterium DNA containing 16S-23S intergenic spacer region, clone 43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539</text:p>
          </table:table-cell>
          <table:table-cell office:value-type="string" table:style-name="ce1">
            <text:p>JX282201.1</text:p>
          </table:table-cell>
          <table:table-cell office:value-type="string" table:style-name="ce1">
            <text:p>Uncultured bacterium clone S45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589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78 bits(150); Expect=4e-70; Identities=219/253(87%); Gaps=1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648</text:p>
          </table:table-cell>
          <table:table-cell office:value-type="string" table:style-name="ce1">
            <text:p>EF076231.1</text:p>
          </table:table-cell>
          <table:table-cell office:value-type="string" table:style-name="ce1">
            <text:p>Uncultured Chloroflexi bacterium clone AnCha124f 16S ribosomal RNA gene, partial sequence</text:p>
          </table:table-cell>
          <table:table-cell office:value-type="string" table:style-name="ce1">
            <text:p>Score=329 bits(178); Expect=1e-85; Identities=228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663</text:p>
          </table:table-cell>
          <table:table-cell office:value-type="string" table:style-name="ce1">
            <text:p>KC514317.1</text:p>
          </table:table-cell>
          <table:table-cell office:value-type="string" table:style-name="ce1">
            <text:p>Uncultured actinobacterium clone KX1-79 16S ribosomal RNA gene, partial sequence</text:p>
          </table:table-cell>
          <table:table-cell office:value-type="string" table:style-name="ce1">
            <text:p>Score=464 bits(251); Expect=3e-126; Identities=253/254(99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684</text:p>
          </table:table-cell>
          <table:table-cell office:value-type="string" table:style-name="ce1">
            <text:p>KX013820.1</text:p>
          </table:table-cell>
          <table:table-cell office:value-type="string" table:style-name="ce1">
            <text:p>Uncultured bacterium clone Stn3_Nov12_6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726</text:p>
          </table:table-cell>
          <table:table-cell office:value-type="string" table:style-name="ce1">
            <text:p>FJ352029.1</text:p>
          </table:table-cell>
          <table:table-cell office:value-type="string" table:style-name="ce1">
            <text:p>Uncultured bacterium clone 060329_T2S4_S_T_SDP_331 small subunit ribosomal RNA gene, partial sequence</text:p>
          </table:table-cell>
          <table:table-cell office:value-type="string" table:style-name="ce1">
            <text:p>Score=200 bits(108); Expect=1e-46; Identities=206/254(81%); Gaps=4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790</text:p>
          </table:table-cell>
          <table:table-cell office:value-type="string" table:style-name="ce1">
            <text:p>OZ242304.1</text:p>
          </table:table-cell>
          <table:table-cell office:value-type="string" table:style-name="ce1">
            <text:p>MAG: Chloroflexota bacterium isolate c8e22209-6560-437a-ac23-efc6ebaaf561 genome assembly, chromosome: 1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849</text:p>
          </table:table-cell>
          <table:table-cell office:value-type="string" table:style-name="ce1">
            <text:p>MG580396.1</text:p>
          </table:table-cell>
          <table:table-cell office:value-type="string" table:style-name="ce1">
            <text:p>Uncultured bacterium clone BOTU496 16S ribosomal RNA gene, partial sequence</text:p>
          </table:table-cell>
          <table:table-cell office:value-type="string" table:style-name="ce1">
            <text:p>Score=250 bits(135); Expect=9e-62; Identities=213/252(85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867</text:p>
          </table:table-cell>
          <table:table-cell office:value-type="string" table:style-name="ce1">
            <text:p>GU118361.1</text:p>
          </table:table-cell>
          <table:table-cell office:value-type="string" table:style-name="ce1">
            <text:p>Uncultured bacterium clone Gven_A03 16S ribosomal RNA gene, partial sequence</text:p>
          </table:table-cell>
          <table:table-cell office:value-type="string" table:style-name="ce1">
            <text:p>Score=254 bits(137); Expect=7e-63; Identities=212/248(85%); Gaps=6/248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897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2 bits(163); Expect=3e-77; Identities=224/254(88%); Gaps=2/254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2905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2911</text:p>
          </table:table-cell>
          <table:table-cell office:value-type="string" table:style-name="ce1">
            <text:p>KX634171.1</text:p>
          </table:table-cell>
          <table:table-cell office:value-type="string" table:style-name="ce1">
            <text:p>Uncultured bacterium clone OTU1220 16S ribosomal RNA gene, partial sequence</text:p>
          </table:table-cell>
          <table:table-cell office:value-type="string" table:style-name="ce1">
            <text:p>Score=270 bits(146); Expect=7e-68; Identities=206/235(88%); Gaps=4/235(1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2955</text:p>
          </table:table-cell>
          <table:table-cell office:value-type="string" table:style-name="ce3">
            <text:p>OZ371830.1</text:p>
          </table:table-cell>
          <table:table-cell office:value-type="string" table:style-name="ce3">
            <text:p>Micromonas bravo strain RCC418 genome assembly, organelle: mitochondrion</text:p>
          </table:table-cell>
          <table:table-cell office:value-type="string" table:style-name="ce3">
            <text:p>Score=398 bits(215); Expect=3e-106; Identities=241/254(95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976</text:p>
          </table:table-cell>
          <table:table-cell office:value-type="string" table:style-name="ce1">
            <text:p>CP064972.1</text:p>
          </table:table-cell>
          <table:table-cell office:value-type="string" table:style-name="ce1">
            <text:p>Holophagales bacterium isolate EsbW_18-Q3-R4-48_BAT3C.4_cln chromosome, complete genome</text:p>
          </table:table-cell>
          <table:table-cell office:value-type="string" table:style-name="ce1">
            <text:p>Score=54.7 bits(29); Expect=0.006; Identities=29/29(100%); Gaps=0/29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2999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78 bits(150); Expect=4e-70; Identities=219/253(87%); Gaps=1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032</text:p>
          </table:table-cell>
          <table:table-cell office:value-type="string" table:style-name="ce1">
            <text:p>AP029207.1</text:p>
          </table:table-cell>
          <table:table-cell office:value-type="string" table:style-name="ce1">
            <text:p>Streptoalloteichus tenebrarius JCM 4838 DNA, complete genome</text:p>
          </table:table-cell>
          <table:table-cell office:value-type="string" table:style-name="ce1">
            <text:p>Score=52.8 bits(28); Expect=0.029; Identities=35/38(92%); Gaps=1/38(2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052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7 bits(166); Expect=5e-79; Identities=224/253(89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3103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3115</text:p>
          </table:table-cell>
          <table:table-cell office:value-type="string" table:style-name="ce1">
            <text:p>LN573114.1</text:p>
          </table:table-cell>
          <table:table-cell office:value-type="string" table:style-name="ce1">
            <text:p>Uncultured bacterium partial 16S rRNA gene, clone SIGX1299_N9D4_16S_B</text:p>
          </table:table-cell>
          <table:table-cell office:value-type="string" table:style-name="ce1">
            <text:p>Score=58.4 bits(31); Expect=5e-04; Identities=35/37(95%); Gaps=0/37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3117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3150</text:p>
          </table:table-cell>
          <table:table-cell office:value-type="string" table:style-name="ce1">
            <text:p>MN890621.1</text:p>
          </table:table-cell>
          <table:table-cell office:value-type="string" table:style-name="ce1">
            <text:p>Uncultured bacterium clone OTU_551 16S ribosomal RNA gene, partial sequence</text:p>
          </table:table-cell>
          <table:table-cell office:value-type="string" table:style-name="ce1">
            <text:p>Score=451 bits(244); Expect=2e-122; Identities=248/250(99%); Gaps=0/250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151</text:p>
          </table:table-cell>
          <table:table-cell office:value-type="string" table:style-name="ce1">
            <text:p>FJ580533.1</text:p>
          </table:table-cell>
          <table:table-cell office:value-type="string" table:style-name="ce1">
            <text:p>Uncultured bacterium clone Axiab_H04 16S ribosomal RNA gene, partial sequence</text:p>
          </table:table-cell>
          <table:table-cell office:value-type="string" table:style-name="ce1">
            <text:p>Score=372 bits(201); Expect=2e-98; Identities=235/252(93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00</text:p>
          </table:table-cell>
          <table:table-cell office:value-type="string" table:style-name="ce1">
            <text:p>KT979059.1</text:p>
          </table:table-cell>
          <table:table-cell office:value-type="string" table:style-name="ce1">
            <text:p>Uncultured prokaryote clone New.CleanUp.ReferenceOTU285266 16S ribosomal RNA gene, partial sequence</text:p>
          </table:table-cell>
          <table:table-cell office:value-type="string" table:style-name="ce1">
            <text:p>Score=470 bits(254); Expect=7e-128; Identities=254/254(100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02</text:p>
          </table:table-cell>
          <table:table-cell office:value-type="string" table:style-name="ce1">
            <text:p>KY280917.1</text:p>
          </table:table-cell>
          <table:table-cell office:value-type="string" table:style-name="ce1">
            <text:p>Uncultured bacterium clone CP_Otu5984 16S ribosomal RNA gene, partial sequence</text:p>
          </table:table-cell>
          <table:table-cell office:value-type="string" table:style-name="ce1">
            <text:p>Score=335 bits(181); Expect=3e-87; Identities=231/255(91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03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50 bits(135); Expect=9e-62; Identities=215/254(85%); Gaps=3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07</text:p>
          </table:table-cell>
          <table:table-cell office:value-type="string" table:style-name="ce1">
            <text:p>OW762836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235 bits(127); Expect=3e-57; Identities=211/253(83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3238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3265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57 bits(193); Expect=5e-94; Identities=233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68</text:p>
          </table:table-cell>
          <table:table-cell office:value-type="string" table:style-name="ce1">
            <text:p>KY279570.1</text:p>
          </table:table-cell>
          <table:table-cell office:value-type="string" table:style-name="ce1">
            <text:p>Uncultured bacterium clone CP_Otu4504 16S ribosomal RNA gene, partial sequence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85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90 bits(211); Expect=5e-104; Identities=239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95</text:p>
          </table:table-cell>
          <table:table-cell office:value-type="string" table:style-name="ce1">
            <text:p>PQ812771.1</text:p>
          </table:table-cell>
          <table:table-cell office:value-type="string" table:style-name="ce1">
            <text:p>Uncultured bacterium clone APF-145 16S ribosomal RNA gene, partial sequence</text:p>
          </table:table-cell>
          <table:table-cell office:value-type="string" table:style-name="ce1">
            <text:p>Score=202 bits(109); Expect=3e-47; Identities=208/256(81%); Gaps=6/256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299</text:p>
          </table:table-cell>
          <table:table-cell office:value-type="string" table:style-name="ce1">
            <text:p>MG580005.1</text:p>
          </table:table-cell>
          <table:table-cell office:value-type="string" table:style-name="ce1">
            <text:p>Uncultured bacterium clone BOTU1039 16S ribosomal RNA gene, partial sequence</text:p>
          </table:table-cell>
          <table:table-cell office:value-type="string" table:style-name="ce1">
            <text:p>Score=296 bits(160); Expect=1e-75; Identities=222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332</text:p>
          </table:table-cell>
          <table:table-cell office:value-type="string" table:style-name="ce1">
            <text:p>MF439284.1</text:p>
          </table:table-cell>
          <table:table-cell office:value-type="string" table:style-name="ce1">
            <text:p>Uncultured bacterium clone cafs49 16S ribosomal RNA gene, partial sequence</text:p>
          </table:table-cell>
          <table:table-cell office:value-type="string" table:style-name="ce1">
            <text:p>Score=435 bits(235); Expect=2e-117; Identities=247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347</text:p>
          </table:table-cell>
          <table:table-cell office:value-type="string" table:style-name="ce1">
            <text:p>LC087838.1</text:p>
          </table:table-cell>
          <table:table-cell office:value-type="string" table:style-name="ce1">
            <text:p>Uncultured bacterium gene for 16S rRNA, partial sequence, clone: JT_stF_6486m_49</text:p>
          </table:table-cell>
          <table:table-cell office:value-type="string" table:style-name="ce1">
            <text:p>Score=346 bits(187); Expect=1e-90; Identities=231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382</text:p>
          </table:table-cell>
          <table:table-cell office:value-type="string" table:style-name="ce1">
            <text:p>OY762492.1</text:p>
          </table:table-cell>
          <table:table-cell office:value-type="string" table:style-name="ce1">
            <text:p>MAG: Candidatus Poribacteria bacterium isolate 99769213-57d3-4dda-a27c-563ac69bc0fb genome assembly, chromosome: 1</text:p>
          </table:table-cell>
          <table:table-cell office:value-type="string" table:style-name="ce1">
            <text:p>Score=459 bits(248); Expect=1e-124; Identities=252/254(99%); Gaps=0/254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428</text:p>
          </table:table-cell>
          <table:table-cell office:value-type="string" table:style-name="ce1">
            <text:p>KX705780.1</text:p>
          </table:table-cell>
          <table:table-cell office:value-type="string" table:style-name="ce1">
            <text:p>Uncultured bacterium clone 3518 16S ribosomal RNA gene, partial sequence</text:p>
          </table:table-cell>
          <table:table-cell office:value-type="string" table:style-name="ce1">
            <text:p>Score=307 bits(166); Expect=5e-79; Identities=224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453</text:p>
          </table:table-cell>
          <table:table-cell office:value-type="string" table:style-name="ce1">
            <text:p>AB250571.1</text:p>
          </table:table-cell>
          <table:table-cell office:value-type="string" table:style-name="ce1">
            <text:p>Uncultured bacterium gene for 16S ribosomal RNA, partial sequence, clone: #4-3</text:p>
          </table:table-cell>
          <table:table-cell office:value-type="string" table:style-name="ce1">
            <text:p>Score=366 bits(198); Expect=9e-97; Identities=234/252(93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580</text:p>
          </table:table-cell>
          <table:table-cell office:value-type="string" table:style-name="ce1">
            <text:p>MT464773.1</text:p>
          </table:table-cell>
          <table:table-cell office:value-type="string" table:style-name="ce1">
            <text:p>Uncultured bacterium clone OTU_245 16S ribosomal RNA gene, partial sequence.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589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35 bits(181); Expect=3e-87; Identities=230/254(91%); Gaps=2/254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666</text:p>
          </table:table-cell>
          <table:table-cell office:value-type="string" table:style-name="ce1">
            <text:p>EU350881.1</text:p>
          </table:table-cell>
          <table:table-cell office:value-type="string" table:style-name="ce1">
            <text:p>Uncultured alpha proteobacterium clone HAL-T-25 16S ribosomal RNA gene, partial sequence</text:p>
          </table:table-cell>
          <table:table-cell office:value-type="string" table:style-name="ce1">
            <text:p>Score=363 bits(196); Expect=1e-95; Identities=235/254(93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682</text:p>
          </table:table-cell>
          <table:table-cell office:value-type="string" table:style-name="ce1">
            <text:p>OZ242304.1</text:p>
          </table:table-cell>
          <table:table-cell office:value-type="string" table:style-name="ce1">
            <text:p>MAG: Chloroflexota bacterium isolate c8e22209-6560-437a-ac23-efc6ebaaf561 genome assembly, chromosome: 1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3818</text:p>
          </table:table-cell>
          <table:table-cell office:value-type="string" table:style-name="ce1">
            <text:p>MF691400.1</text:p>
          </table:table-cell>
          <table:table-cell office:value-type="string" table:style-name="ce1">
            <text:p>Uncultured bacterium clone OTU3434 16S ribosomal RNA gene, partial sequence</text:p>
          </table:table-cell>
          <table:table-cell office:value-type="string" table:style-name="ce1">
            <text:p>Score=351 bits(190); Expect=3e-92; Identities=231/251(92%); Gaps=2/251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064</text:p>
          </table:table-cell>
          <table:table-cell office:value-type="string" table:style-name="ce1">
            <text:p>OZ252237.1</text:p>
          </table:table-cell>
          <table:table-cell office:value-type="string" table:style-name="ce1">
            <text:p>MAG: bacterium isolate 043dd8a8-dcc0-4bcd-bd54-7675b0ac1fb7 genome assembly, chromosome: 1</text:p>
          </table:table-cell>
          <table:table-cell office:value-type="string" table:style-name="ce1">
            <text:p>Score=302 bits(163); Expect=3e-77; Identities=224/254(88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133</text:p>
          </table:table-cell>
          <table:table-cell office:value-type="string" table:style-name="ce1">
            <text:p>KY281577.1</text:p>
          </table:table-cell>
          <table:table-cell office:value-type="string" table:style-name="ce1">
            <text:p>Uncultured bacterium clone CP_Otu6720 16S ribosomal RNA gene, partial sequence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162</text:p>
          </table:table-cell>
          <table:table-cell office:value-type="string" table:style-name="ce1">
            <text:p>JF827517.1</text:p>
          </table:table-cell>
          <table:table-cell office:value-type="string" table:style-name="ce1">
            <text:p>Uncultured bacterium clone 300F2 16S ribosomal RNA gene, partial sequence</text:p>
          </table:table-cell>
          <table:table-cell office:value-type="string" table:style-name="ce1">
            <text:p>Score=351 bits(190); Expect=3e-92; Identities=234/255(92%); Gaps=4/255(1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4171</text:p>
          </table:table-cell>
          <table:table-cell office:value-type="string" table:style-name="ce3">
            <text:p>PP464272.1</text:p>
          </table:table-cell>
          <table:table-cell office:value-type="string" table:style-name="ce3">
            <text:p>Haliclona caerulea voucher BPBM C1519 mitochondrion, complete genome</text:p>
          </table:table-cell>
          <table:table-cell office:value-type="string" table:style-name="ce3">
            <text:p>Score=296 bits(160); Expect=1e-75; Identities=214/238(90%); Gaps=12/238(5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185</text:p>
          </table:table-cell>
          <table:table-cell office:value-type="string" table:style-name="ce1">
            <text:p>MH394180.1</text:p>
          </table:table-cell>
          <table:table-cell office:value-type="string" table:style-name="ce1">
            <text:p>Uncultured bacterium clone M01945_72_000000000-BD7H6_1_1115_17804_6299 16S ribosomal RNA gene, partial sequence</text:p>
          </table:table-cell>
          <table:table-cell office:value-type="string" table:style-name="ce1">
            <text:p>Score=401 bits(217); Expect=2e-107; Identities=241/253(9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15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278 bits(150); Expect=4e-70; Identities=220/254(87%); Gaps=4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25</text:p>
          </table:table-cell>
          <table:table-cell office:value-type="string" table:style-name="ce1">
            <text:p>KT917994.1</text:p>
          </table:table-cell>
          <table:table-cell office:value-type="string" table:style-name="ce1">
            <text:p>Uncultured bacterium clone 27100 16S ribosomal RNA gene, partial sequence</text:p>
          </table:table-cell>
          <table:table-cell office:value-type="string" table:style-name="ce1">
            <text:p>Score=407 bits(220); Expect=5e-109; Identities=242/253(96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28</text:p>
          </table:table-cell>
          <table:table-cell office:value-type="string" table:style-name="ce1">
            <text:p>OW755871.1</text:p>
          </table:table-cell>
          <table:table-cell office:value-type="string" table:style-name="ce1">
            <text:p>uncultured Bdellovibrionaceae bacterium DNA containing 16S-23S intergenic spacer region, clone 43</text:p>
          </table:table-cell>
          <table:table-cell office:value-type="string" table:style-name="ce1">
            <text:p>Score=396 bits(214); Expect=1e-105; Identities=240/253(9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30</text:p>
          </table:table-cell>
          <table:table-cell office:value-type="string" table:style-name="ce1">
            <text:p>KY259954.1</text:p>
          </table:table-cell>
          <table:table-cell office:value-type="string" table:style-name="ce1">
            <text:p>Uncultured bacterium clone js9705 16S ribosomal RNA gene, partial sequence</text:p>
          </table:table-cell>
          <table:table-cell office:value-type="string" table:style-name="ce1">
            <text:p>Score=340 bits(184); Expect=5e-89; Identities=232/255(91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41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51</text:p>
          </table:table-cell>
          <table:table-cell office:value-type="string" table:style-name="ce1">
            <text:p>OZ241995.1</text:p>
          </table:table-cell>
          <table:table-cell office:value-type="string" table:style-name="ce1">
            <text:p>MAG: Leptospiria bacterium isolate 95dba25b-fe8b-43c0-aa07-00f779cf29d9 genome assembly, chromosome: 1</text:p>
          </table:table-cell>
          <table:table-cell office:value-type="string" table:style-name="ce1">
            <text:p>Score=324 bits(175); Expect=5e-84; Identities=227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70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289</text:p>
          </table:table-cell>
          <table:table-cell office:value-type="string" table:style-name="ce1">
            <text:p>EU438174.1</text:p>
          </table:table-cell>
          <table:table-cell office:value-type="string" table:style-name="ce1">
            <text:p>Uncultured bacterium clone 367-U-72 16S ribosomal RNA gene, partial sequence</text:p>
          </table:table-cell>
          <table:table-cell office:value-type="string" table:style-name="ce1">
            <text:p>Score=429 bits(232); Expect=1e-115; Identities=247/254(97%); Gaps=2/254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429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4302</text:p>
          </table:table-cell>
          <table:table-cell office:value-type="string" table:style-name="ce1">
            <text:p>KX427767.1</text:p>
          </table:table-cell>
          <table:table-cell office:value-type="string" table:style-name="ce1">
            <text:p>Uncultured bacterium clone MOC-1-189 16S ribosomal RNA gene, partial sequence</text:p>
          </table:table-cell>
          <table:table-cell office:value-type="string" table:style-name="ce1">
            <text:p>Score=272 bits(147); Expect=2e-68; Identities=217/252(86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321</text:p>
          </table:table-cell>
          <table:table-cell office:value-type="string" table:style-name="ce1">
            <text:p>JF422969.1</text:p>
          </table:table-cell>
          <table:table-cell office:value-type="string" table:style-name="ce1">
            <text:p>Uncultured Spirochaeta sp. clone 1659PCS_3A_5 16S ribosomal RNA gene, partial sequence</text:p>
          </table:table-cell>
          <table:table-cell office:value-type="string" table:style-name="ce1">
            <text:p>Score=200 bits(108); Expect=1e-46; Identities=208/255(82%); Gaps=11/255(4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457</text:p>
          </table:table-cell>
          <table:table-cell office:value-type="string" table:style-name="ce1">
            <text:p>KY256870.1</text:p>
          </table:table-cell>
          <table:table-cell office:value-type="string" table:style-name="ce1">
            <text:p>Uncultured bacterium clone js6397 16S ribosomal RNA gene, partial sequence</text:p>
          </table:table-cell>
          <table:table-cell office:value-type="string" table:style-name="ce1">
            <text:p>Score=340 bits(184); Expect=5e-89; Identities=233/256(91%); Gaps=6/256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577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79 bits(205); Expect=1e-100; Identities=237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595</text:p>
          </table:table-cell>
          <table:table-cell office:value-type="string" table:style-name="ce1">
            <text:p>FJ952686.1</text:p>
          </table:table-cell>
          <table:table-cell office:value-type="string" table:style-name="ce1">
            <text:p>Uncultured bacterium clone Mann16S_E04 16S ribosomal RNA gene, partial sequence</text:p>
          </table:table-cell>
          <table:table-cell office:value-type="string" table:style-name="ce1">
            <text:p>Score=329 bits(178); Expect=1e-85; Identities=228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600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78 bits(150); Expect=4e-70; Identities=219/253(87%); Gaps=1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619</text:p>
          </table:table-cell>
          <table:table-cell office:value-type="string" table:style-name="ce1">
            <text:p>KX705780.1</text:p>
          </table:table-cell>
          <table:table-cell office:value-type="string" table:style-name="ce1">
            <text:p>Uncultured bacterium clone 3518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643</text:p>
          </table:table-cell>
          <table:table-cell office:value-type="string" table:style-name="ce1">
            <text:p>CP039268.1</text:p>
          </table:table-cell>
          <table:table-cell office:value-type="string" table:style-name="ce1">
            <text:p>Thermochromatium tepidum ATCC 43061 chromosome, complete genome</text:p>
          </table:table-cell>
          <table:table-cell office:value-type="string" table:style-name="ce1">
            <text:p>Score=209 bits(113); Expect=1e-49; Identities=175/206(85%); Gaps=0/206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688</text:p>
          </table:table-cell>
          <table:table-cell office:value-type="string" table:style-name="ce1">
            <text:p>HQ241817.1</text:p>
          </table:table-cell>
          <table:table-cell office:value-type="string" table:style-name="ce1">
            <text:p>Uncultured marine bacterium clone Sp02sw36 16S ribosomal RNA gene, partial sequence</text:p>
          </table:table-cell>
          <table:table-cell office:value-type="string" table:style-name="ce1">
            <text:p>Score=239 bits(129); Expect=2e-58; Identities=217/259(84%); Gaps=7/259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787</text:p>
          </table:table-cell>
          <table:table-cell office:value-type="string" table:style-name="ce1">
            <text:p>KF787005.1</text:p>
          </table:table-cell>
          <table:table-cell office:value-type="string" table:style-name="ce1">
            <text:p>Uncultured delta proteobacterium clone S2-8-126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870</text:p>
          </table:table-cell>
          <table:table-cell office:value-type="string" table:style-name="ce1">
            <text:p>KX593660.1</text:p>
          </table:table-cell>
          <table:table-cell office:value-type="string" table:style-name="ce1">
            <text:p>Uncultured bacterium clone 526 16S ribosomal RNA gene, partial sequence</text:p>
          </table:table-cell>
          <table:table-cell office:value-type="string" table:style-name="ce1">
            <text:p>Score=289 bits(156); Expect=2e-73; Identities=220/252(87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08</text:p>
          </table:table-cell>
          <table:table-cell office:value-type="string" table:style-name="ce1">
            <text:p>MT774988.1</text:p>
          </table:table-cell>
          <table:table-cell office:value-type="string" table:style-name="ce1">
            <text:p>Uncultured bacterium clone OTU_235 16S ribosomal RNA gene, partial sequence</text:p>
          </table:table-cell>
          <table:table-cell office:value-type="string" table:style-name="ce1">
            <text:p>Score=466 bits(252); Expect=9e-127; Identities=252/252(100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35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29 bits(178); Expect=1e-85; Identities=230/255(90%); Gaps=4/255(1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38</text:p>
          </table:table-cell>
          <table:table-cell office:value-type="string" table:style-name="ce1">
            <text:p>MG580005.1</text:p>
          </table:table-cell>
          <table:table-cell office:value-type="string" table:style-name="ce1">
            <text:p>Uncultured bacterium clone BOTU1039 16S ribosomal RNA gene, partial sequence</text:p>
          </table:table-cell>
          <table:table-cell office:value-type="string" table:style-name="ce1">
            <text:p>Score=291 bits(157); Expect=6e-74; Identities=222/254(87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60</text:p>
          </table:table-cell>
          <table:table-cell office:value-type="string" table:style-name="ce1">
            <text:p>JX869480.1</text:p>
          </table:table-cell>
          <table:table-cell office:value-type="string" table:style-name="ce1">
            <text:p>Uncultured bacterium clone V4B3 16S ribosomal RNA gene, partial sequence</text:p>
          </table:table-cell>
          <table:table-cell office:value-type="string" table:style-name="ce1">
            <text:p>Score=283 bits(153); Expect=9e-72; Identities=220/252(87%); Gaps=6/252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4981</text:p>
          </table:table-cell>
          <table:table-cell office:value-type="string" table:style-name="ce1">
            <text:p>GU584486.1</text:p>
          </table:table-cell>
          <table:table-cell office:value-type="string" table:style-name="ce1">
            <text:p>Uncultured bacterium clone EthaneSIP4-4-34 16S ribosomal RNA gene, partial sequence</text:p>
          </table:table-cell>
          <table:table-cell office:value-type="string" table:style-name="ce1">
            <text:p>Score=425 bits(230); Expect=1e-114; Identities=246/254(97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020</text:p>
          </table:table-cell>
          <table:table-cell office:value-type="string" table:style-name="ce1">
            <text:p>HG764279.1</text:p>
          </table:table-cell>
          <table:table-cell office:value-type="string" table:style-name="ce1">
            <text:p>Uncultured endophytic bacterium partial 16S rRNA gene, isolate HsBG18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021</text:p>
          </table:table-cell>
          <table:table-cell office:value-type="string" table:style-name="ce1">
            <text:p>KC514317.1</text:p>
          </table:table-cell>
          <table:table-cell office:value-type="string" table:style-name="ce1">
            <text:p>Uncultured actinobacterium clone KX1-79 16S ribosomal RNA gene, partial sequence</text:p>
          </table:table-cell>
          <table:table-cell office:value-type="string" table:style-name="ce1">
            <text:p>Score=470 bits(254); Expect=7e-128; Identities=254/254(100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107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13 bits(169); Expect=1e-80; Identities=226/254(89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109</text:p>
          </table:table-cell>
          <table:table-cell office:value-type="string" table:style-name="ce1">
            <text:p>CP043506.1</text:p>
          </table:table-cell>
          <table:table-cell office:value-type="string" table:style-name="ce1">
            <text:p>Acetobacter vaccinii strain KACC 21233 chromosome, complete genome</text:p>
          </table:table-cell>
          <table:table-cell office:value-type="string" table:style-name="ce1">
            <text:p>Score=58.4 bits(31); Expect=7e-04; Identities=33/34(97%); Gaps=0/34(0%); Strand=Plus/Min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5143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5157</text:p>
          </table:table-cell>
          <table:table-cell office:value-type="string" table:style-name="ce1">
            <text:p>OW751278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40 bits(184); Expect=5e-89; Identities=232/255(91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264</text:p>
          </table:table-cell>
          <table:table-cell office:value-type="string" table:style-name="ce1">
            <text:p>DQ395483.1</text:p>
          </table:table-cell>
          <table:table-cell office:value-type="string" table:style-name="ce1">
            <text:p>Uncultured organism clone ctg_CGOAB65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273</text:p>
          </table:table-cell>
          <table:table-cell office:value-type="string" table:style-name="ce1">
            <text:p>AB826820.1</text:p>
          </table:table-cell>
          <table:table-cell office:value-type="string" table:style-name="ce1">
            <text:p>Uncultured delta proteobacterium gene for 16S rRNA, partial sequence, clone: OGT_AB15_17.5cm_76</text:p>
          </table:table-cell>
          <table:table-cell office:value-type="string" table:style-name="ce1">
            <text:p>Score=298 bits(161); Expect=3e-76; Identities=221/251(88%); Gaps=0/251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276</text:p>
          </table:table-cell>
          <table:table-cell office:value-type="string" table:style-name="ce1">
            <text:p>AY327226.1</text:p>
          </table:table-cell>
          <table:table-cell office:value-type="string" table:style-name="ce1">
            <text:p>Uncultured bacterium clone ZB34 16S ribosomal RNA gene, partial sequence</text:p>
          </table:table-cell>
          <table:table-cell office:value-type="string" table:style-name="ce1">
            <text:p>Score=329 bits(178); Expect=1e-85; Identities=231/256(90%); Gaps=6/256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336</text:p>
          </table:table-cell>
          <table:table-cell office:value-type="string" table:style-name="ce1">
            <text:p>KY521406.1</text:p>
          </table:table-cell>
          <table:table-cell office:value-type="string" table:style-name="ce1">
            <text:p>Uncultured bacterium clone ELA_111314_OTU_6369 16S ribosomal RNA gene, partial sequence</text:p>
          </table:table-cell>
          <table:table-cell office:value-type="string" table:style-name="ce1">
            <text:p>Score=185 bits(100); Expect=3e-42; Identities=202/253(8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343</text:p>
          </table:table-cell>
          <table:table-cell office:value-type="string" table:style-name="ce1">
            <text:p>GU326411.1</text:p>
          </table:table-cell>
          <table:table-cell office:value-type="string" table:style-name="ce1">
            <text:p>Uncultured marine bacterium clone SiDJun08M122 16S ribosomal RNA gene, partial sequence</text:p>
          </table:table-cell>
          <table:table-cell office:value-type="string" table:style-name="ce1">
            <text:p>Score=329 bits(178); Expect=1e-85; Identities=228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356</text:p>
          </table:table-cell>
          <table:table-cell office:value-type="string" table:style-name="ce1">
            <text:p>KY279985.1</text:p>
          </table:table-cell>
          <table:table-cell office:value-type="string" table:style-name="ce1">
            <text:p>Uncultured bacterium clone CP_Otu4959 16S ribosomal RNA gene, partial sequence</text:p>
          </table:table-cell>
          <table:table-cell office:value-type="string" table:style-name="ce1">
            <text:p>Score=340 bits(184); Expect=5e-89; Identities=231/254(91%); Gaps=2/254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537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5377</text:p>
          </table:table-cell>
          <table:table-cell office:value-type="string" table:style-name="ce1">
            <text:p>CP141614.1</text:p>
          </table:table-cell>
          <table:table-cell office:value-type="string" table:style-name="ce1">
            <text:p>Geochorda subterranea strain LN chromosome, complete genome</text:p>
          </table:table-cell>
          <table:table-cell office:value-type="string" table:style-name="ce1">
            <text:p>Score=86.1 bits(46); Expect=2e-12; Identities=74/88(84%); Gaps=0/88(0%); Strand=Plus/Min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5382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5414</text:p>
          </table:table-cell>
          <table:table-cell office:value-type="string" table:style-name="ce1">
            <text:p>AF544946.1</text:p>
          </table:table-cell>
          <table:table-cell office:value-type="string" table:style-name="ce1">
            <text:p>Uncultured delta proteobacterium clone 4-5 16S ribosomal RNA gene, partial sequence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428</text:p>
          </table:table-cell>
          <table:table-cell office:value-type="string" table:style-name="ce1">
            <text:p>KX633851.1</text:p>
          </table:table-cell>
          <table:table-cell office:value-type="string" table:style-name="ce1">
            <text:p>Uncultured bacterium clone OTU900 16S ribosomal RNA gene, partial sequence</text:p>
          </table:table-cell>
          <table:table-cell office:value-type="string" table:style-name="ce1">
            <text:p>Score=207 bits(112); Expect=6e-49; Identities=211/258(82%); Gaps=10/258(3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430</text:p>
          </table:table-cell>
          <table:table-cell office:value-type="string" table:style-name="ce1">
            <text:p>KR846056.1</text:p>
          </table:table-cell>
          <table:table-cell office:value-type="string" table:style-name="ce1">
            <text:p>Uncultured Turneriella sp. clone OTU_14772 16S ribosomal RNA gene, partial sequence</text:p>
          </table:table-cell>
          <table:table-cell office:value-type="string" table:style-name="ce1">
            <text:p>Score=291 bits(157); Expect=6e-74; Identities=221/253(8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433</text:p>
          </table:table-cell>
          <table:table-cell office:value-type="string" table:style-name="ce1">
            <text:p>JN974170.1</text:p>
          </table:table-cell>
          <table:table-cell office:value-type="string" table:style-name="ce1">
            <text:p>Uncultured bacterium clone HNA2_290108_60 16S ribosomal RNA gene, partial sequence</text:p>
          </table:table-cell>
          <table:table-cell office:value-type="string" table:style-name="ce1">
            <text:p>Score=422 bits(228); Expect=2e-113; Identities=244/252(97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18</text:p>
          </table:table-cell>
          <table:table-cell office:value-type="string" table:style-name="ce1">
            <text:p>EF092200.1</text:p>
          </table:table-cell>
          <table:table-cell office:value-type="string" table:style-name="ce1">
            <text:p>Uncultured Desulfobulbus sp. clone Ax29_F4 16S ribosomal RNA gene, partial sequence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39</text:p>
          </table:table-cell>
          <table:table-cell office:value-type="string" table:style-name="ce1">
            <text:p>JN451122.1</text:p>
          </table:table-cell>
          <table:table-cell office:value-type="string" table:style-name="ce1">
            <text:p>Uncultured organism clone SBYG_2003 16S ribosomal RNA gene, partial sequence</text:p>
          </table:table-cell>
          <table:table-cell office:value-type="string" table:style-name="ce1">
            <text:p>Score=113 bits(61); Expect=1e-20; Identities=194/258(75%); Gaps=9/258(3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45</text:p>
          </table:table-cell>
          <table:table-cell office:value-type="string" table:style-name="ce1">
            <text:p>JX869480.1</text:p>
          </table:table-cell>
          <table:table-cell office:value-type="string" table:style-name="ce1">
            <text:p>Uncultured bacterium clone V4B3 16S ribosomal RNA gene, partial sequence</text:p>
          </table:table-cell>
          <table:table-cell office:value-type="string" table:style-name="ce1">
            <text:p>Score=283 bits(153); Expect=9e-72; Identities=220/252(87%); Gaps=6/252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47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283 bits(153); Expect=9e-72; Identities=219/252(87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52</text:p>
          </table:table-cell>
          <table:table-cell office:value-type="string" table:style-name="ce1">
            <text:p>KY281241.1</text:p>
          </table:table-cell>
          <table:table-cell office:value-type="string" table:style-name="ce1">
            <text:p>Uncultured bacterium clone CP_Otu6349 16S ribosomal RNA gene, partial sequence</text:p>
          </table:table-cell>
          <table:table-cell office:value-type="string" table:style-name="ce1">
            <text:p>Score=372 bits(201); Expect=2e-98; Identities=235/252(93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62</text:p>
          </table:table-cell>
          <table:table-cell office:value-type="string" table:style-name="ce1">
            <text:p>KX519638.1</text:p>
          </table:table-cell>
          <table:table-cell office:value-type="string" table:style-name="ce1">
            <text:p>Uncultured bacterium clone Aa23_95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584</text:p>
          </table:table-cell>
          <table:table-cell office:value-type="string" table:style-name="ce1">
            <text:p>KY278394.1</text:p>
          </table:table-cell>
          <table:table-cell office:value-type="string" table:style-name="ce1">
            <text:p>Uncultured bacterium clone CP_Otu3185 16S ribosomal RNA gene, partial sequence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664</text:p>
          </table:table-cell>
          <table:table-cell office:value-type="string" table:style-name="ce1">
            <text:p>GQ351238.1</text:p>
          </table:table-cell>
          <table:table-cell office:value-type="string" table:style-name="ce1">
            <text:p>Uncultured bacterium clone J8P41000_2E01 16S ribosomal RNA gene, partial sequence</text:p>
          </table:table-cell>
          <table:table-cell office:value-type="string" table:style-name="ce1">
            <text:p>Score=279 bits(151); Expect=1e-70; Identities=220/254(87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671</text:p>
          </table:table-cell>
          <table:table-cell office:value-type="string" table:style-name="ce1">
            <text:p>KP097655.1</text:p>
          </table:table-cell>
          <table:table-cell office:value-type="string" table:style-name="ce1">
            <text:p>Uncultured bacterium clone B780_GOR35 16S ribosomal RNA gene, partial sequence</text:p>
          </table:table-cell>
          <table:table-cell office:value-type="string" table:style-name="ce1">
            <text:p>Score=313 bits(169); Expect=1e-80; Identities=225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683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68 bits(145); Expect=3e-67; Identities=215/250(86%); Gaps=0/250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5703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5747</text:p>
          </table:table-cell>
          <table:table-cell office:value-type="string" table:style-name="ce1">
            <text:p>FJ952686.1</text:p>
          </table:table-cell>
          <table:table-cell office:value-type="string" table:style-name="ce1">
            <text:p>Uncultured bacterium clone Mann16S_E04 16S ribosomal RNA gene, partial sequence</text:p>
          </table:table-cell>
          <table:table-cell office:value-type="string" table:style-name="ce1">
            <text:p>Score=335 bits(181); Expect=3e-87; Identities=229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771</text:p>
          </table:table-cell>
          <table:table-cell office:value-type="string" table:style-name="ce1">
            <text:p>KY280585.1</text:p>
          </table:table-cell>
          <table:table-cell office:value-type="string" table:style-name="ce1">
            <text:p>Uncultured bacterium clone CP_Otu5618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5791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5823</text:p>
          </table:table-cell>
          <table:table-cell office:value-type="string" table:style-name="ce1">
            <text:p>EF444685.1</text:p>
          </table:table-cell>
          <table:table-cell office:value-type="string" table:style-name="ce1">
            <text:p>Uncultured bacterium clone Pol_B_27 16S ribosomal RNA gene, partial sequence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895</text:p>
          </table:table-cell>
          <table:table-cell office:value-type="string" table:style-name="ce1">
            <text:p>KY281613.1</text:p>
          </table:table-cell>
          <table:table-cell office:value-type="string" table:style-name="ce1">
            <text:p>Uncultured bacterium clone CP_Otu6759 16S ribosomal RNA gene, partial sequence</text:p>
          </table:table-cell>
          <table:table-cell office:value-type="string" table:style-name="ce1">
            <text:p>Score=440 bits(238); Expect=5e-119; Identities=248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904</text:p>
          </table:table-cell>
          <table:table-cell office:value-type="string" table:style-name="ce1">
            <text:p>FJ905677.1</text:p>
          </table:table-cell>
          <table:table-cell office:value-type="string" table:style-name="ce1">
            <text:p>Uncultured bacterium clone V19F116b 16S ribosomal RNA gene, partial sequence</text:p>
          </table:table-cell>
          <table:table-cell office:value-type="string" table:style-name="ce1">
            <text:p>Score=305 bits(165); Expect=2e-78; Identities=223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938</text:p>
          </table:table-cell>
          <table:table-cell office:value-type="string" table:style-name="ce1">
            <text:p>KY277497.1</text:p>
          </table:table-cell>
          <table:table-cell office:value-type="string" table:style-name="ce1">
            <text:p>Uncultured bacterium clone CP_Otu2202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969</text:p>
          </table:table-cell>
          <table:table-cell office:value-type="string" table:style-name="ce1">
            <text:p>MH386498.1</text:p>
          </table:table-cell>
          <table:table-cell office:value-type="string" table:style-name="ce1">
            <text:p>Uncultured prokaryote clone Illumina_2526 16S ribosomal RNA gene, partial sequence</text:p>
          </table:table-cell>
          <table:table-cell office:value-type="string" table:style-name="ce1">
            <text:p>Score=324 bits(175); Expect=5e-84; Identities=227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5999</text:p>
          </table:table-cell>
          <table:table-cell office:value-type="string" table:style-name="ce1">
            <text:p>KP989475.1</text:p>
          </table:table-cell>
          <table:table-cell office:value-type="string" table:style-name="ce1">
            <text:p>Uncultured bacterium clone MESOT213 16S ribosomal RNA gene, partial sequence</text:p>
          </table:table-cell>
          <table:table-cell office:value-type="string" table:style-name="ce1">
            <text:p>Score=429 bits(232); Expect=1e-115; Identities=246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023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79 bits(205); Expect=1e-100; Identities=237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053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29 bits(178); Expect=1e-85; Identities=228/253(90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148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79 bits(151); Expect=1e-70; Identities=217/250(87%); Gaps=0/250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152</text:p>
          </table:table-cell>
          <table:table-cell office:value-type="string" table:style-name="ce1">
            <text:p>GU326820.1</text:p>
          </table:table-cell>
          <table:table-cell office:value-type="string" table:style-name="ce1">
            <text:p>Uncultured marine bacterium clone SiDSep07M156 16S ribosomal RNA gene, partial sequence</text:p>
          </table:table-cell>
          <table:table-cell office:value-type="string" table:style-name="ce1">
            <text:p>Score=418 bits(226); Expect=2e-112; Identities=244/253(96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169</text:p>
          </table:table-cell>
          <table:table-cell office:value-type="string" table:style-name="ce1">
            <text:p>KR848371.1</text:p>
          </table:table-cell>
          <table:table-cell office:value-type="string" table:style-name="ce1">
            <text:p>Uncultured bacterium clone OTU_17087 16S ribosomal RNA gene, partial sequence</text:p>
          </table:table-cell>
          <table:table-cell office:value-type="string" table:style-name="ce1">
            <text:p>Score=333 bits(180); Expect=9e-87; Identities=230/254(91%); Gaps=4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198</text:p>
          </table:table-cell>
          <table:table-cell office:value-type="string" table:style-name="ce1">
            <text:p>AB645303.1</text:p>
          </table:table-cell>
          <table:table-cell office:value-type="string" table:style-name="ce1">
            <text:p>Uncultured spirochete gene for 16S rRNA, partial sequence, clone: C9001C_B03_2_C040</text:p>
          </table:table-cell>
          <table:table-cell office:value-type="string" table:style-name="ce1">
            <text:p>Score=209 bits(113); Expect=2e-49; Identities=211/258(82%); Gaps=7/258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227</text:p>
          </table:table-cell>
          <table:table-cell office:value-type="string" table:style-name="ce1">
            <text:p>OZ244188.1</text:p>
          </table:table-cell>
          <table:table-cell office:value-type="string" table:style-name="ce1">
            <text:p>MAG: bacterium isolate fb8845cd-fa64-405a-b175-caf358dbadd0 genome assembly, chromosome: 1</text:p>
          </table:table-cell>
          <table:table-cell office:value-type="string" table:style-name="ce1">
            <text:p>Score=302 bits(163); Expect=3e-77; Identities=224/254(88%); Gaps=2/254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248</text:p>
          </table:table-cell>
          <table:table-cell office:value-type="string" table:style-name="ce1">
            <text:p>JN801121.1</text:p>
          </table:table-cell>
          <table:table-cell office:value-type="string" table:style-name="ce1">
            <text:p>Uncultured bacterium clone GL29101g03 16S ribosomal RNA gene, partial sequence</text:p>
          </table:table-cell>
          <table:table-cell office:value-type="string" table:style-name="ce1">
            <text:p>Score=396 bits(214); Expect=1e-105; Identities=240/253(9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267</text:p>
          </table:table-cell>
          <table:table-cell office:value-type="string" table:style-name="ce1">
            <text:p>GU722522.1</text:p>
          </table:table-cell>
          <table:table-cell office:value-type="string" table:style-name="ce1">
            <text:p>Uncultured bacterium isolate SSCP gel band Ro4 16S ribosomal RNA gene, partial sequence</text:p>
          </table:table-cell>
          <table:table-cell office:value-type="string" table:style-name="ce1">
            <text:p>Score=296 bits(160); Expect=1e-75; Identities=225/256(88%); Gaps=6/256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299</text:p>
          </table:table-cell>
          <table:table-cell office:value-type="string" table:style-name="ce1">
            <text:p>KY518372.1</text:p>
          </table:table-cell>
          <table:table-cell office:value-type="string" table:style-name="ce1">
            <text:p>Uncultured bacterium clone ELA_111314_OTU_2940 16S ribosomal RNA gene, partial sequence</text:p>
          </table:table-cell>
          <table:table-cell office:value-type="string" table:style-name="ce1">
            <text:p>Score=313 bits(169); Expect=1e-80; Identities=225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306</text:p>
          </table:table-cell>
          <table:table-cell office:value-type="string" table:style-name="ce1">
            <text:p>JN451122.1</text:p>
          </table:table-cell>
          <table:table-cell office:value-type="string" table:style-name="ce1">
            <text:p>Uncultured organism clone SBYG_2003 16S ribosomal RNA gene, partial sequence</text:p>
          </table:table-cell>
          <table:table-cell office:value-type="string" table:style-name="ce1">
            <text:p>Score=135 bits(73); Expect=3e-27; Identities=195/255(76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392</text:p>
          </table:table-cell>
          <table:table-cell office:value-type="string" table:style-name="ce1">
            <text:p>OW752370.1</text:p>
          </table:table-cell>
          <table:table-cell office:value-type="string" table:style-name="ce1">
            <text:p>uncultured Oligoflexales bacterium DNA containing 16S-23S intergenic spacer region, clone 43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414</text:p>
          </table:table-cell>
          <table:table-cell office:value-type="string" table:style-name="ce1">
            <text:p>KJ734905.1</text:p>
          </table:table-cell>
          <table:table-cell office:value-type="string" table:style-name="ce1">
            <text:p>Uncultured bacterium clone YC20 16S ribosomal RNA gene, partial sequence</text:p>
          </table:table-cell>
          <table:table-cell office:value-type="string" table:style-name="ce1">
            <text:p>Score=324 bits(175); Expect=5e-84; Identities=227/253(90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6449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6457</text:p>
          </table:table-cell>
          <table:table-cell office:value-type="string" table:style-name="ce1">
            <text:p>CP038452.1</text:p>
          </table:table-cell>
          <table:table-cell office:value-type="string" table:style-name="ce1">
            <text:p>Thermus caldilimi strain YIM 78456 chromosome, complete genome</text:p>
          </table:table-cell>
          <table:table-cell office:value-type="string" table:style-name="ce1">
            <text:p>Score=351 bits(190); Expect=2e-92; Identities=194/196(99%); Gaps=0/196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559</text:p>
          </table:table-cell>
          <table:table-cell office:value-type="string" table:style-name="ce1">
            <text:p>JN838967.1</text:p>
          </table:table-cell>
          <table:table-cell office:value-type="string" table:style-name="ce1">
            <text:p>Uncultured bacterium clone J23_120x-E12_0239HSNP001F_P7 16S ribosomal RNA gene, partial sequence</text:p>
          </table:table-cell>
          <table:table-cell office:value-type="string" table:style-name="ce1">
            <text:p>Score=394 bits(213); Expect=4e-105; Identities=239/252(95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588</text:p>
          </table:table-cell>
          <table:table-cell office:value-type="string" table:style-name="ce1">
            <text:p>GU971250.1</text:p>
          </table:table-cell>
          <table:table-cell office:value-type="string" table:style-name="ce1">
            <text:p>Uncultured bacterium clone CFXPol6 16S ribosomal RNA gene, partial sequence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596</text:p>
          </table:table-cell>
          <table:table-cell office:value-type="string" table:style-name="ce1">
            <text:p>MW302983.1</text:p>
          </table:table-cell>
          <table:table-cell office:value-type="string" table:style-name="ce1">
            <text:p>Uncultured Oligoflexia bacterium clone OTU82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608</text:p>
          </table:table-cell>
          <table:table-cell office:value-type="string" table:style-name="ce1">
            <text:p>KX706785.1</text:p>
          </table:table-cell>
          <table:table-cell office:value-type="string" table:style-name="ce1">
            <text:p>Uncultured bacterium clone 4471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6667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6688</text:p>
          </table:table-cell>
          <table:table-cell office:value-type="string" table:style-name="ce3">
            <text:p>NC_008944.1</text:p>
          </table:table-cell>
          <table:table-cell office:value-type="string" table:style-name="ce3">
            <text:p>Amphimedon queenslandica mitochondrion, complete genome</text:p>
          </table:table-cell>
          <table:table-cell office:value-type="string" table:style-name="ce3">
            <text:p>Score=244 bits(132); Expect=4e-60; Identities=148/156(95%); Gaps=0/156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698</text:p>
          </table:table-cell>
          <table:table-cell office:value-type="string" table:style-name="ce1">
            <text:p>DQ071077.1</text:p>
          </table:table-cell>
          <table:table-cell office:value-type="string" table:style-name="ce1">
            <text:p>Uncultured marine bacterium clone PB1.37 16S ribosomal RNA gene, partial sequence</text:p>
          </table:table-cell>
          <table:table-cell office:value-type="string" table:style-name="ce1">
            <text:p>Score=407 bits(220); Expect=5e-109; Identities=242/253(96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04</text:p>
          </table:table-cell>
          <table:table-cell office:value-type="string" table:style-name="ce1">
            <text:p>KY278394.1</text:p>
          </table:table-cell>
          <table:table-cell office:value-type="string" table:style-name="ce1">
            <text:p>Uncultured bacterium clone CP_Otu3185 16S ribosomal RNA gene, partial sequence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63</text:p>
          </table:table-cell>
          <table:table-cell office:value-type="string" table:style-name="ce1">
            <text:p>KX936729.1</text:p>
          </table:table-cell>
          <table:table-cell office:value-type="string" table:style-name="ce1">
            <text:p>Uncultured marine bacterium clone 155D8Ac4pT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79</text:p>
          </table:table-cell>
          <table:table-cell office:value-type="string" table:style-name="ce1">
            <text:p>KT975844.1</text:p>
          </table:table-cell>
          <table:table-cell office:value-type="string" table:style-name="ce1">
            <text:p>Uncultured prokaryote clone New.CleanUp.ReferenceOTU123098 16S ribosomal RNA gene, partial sequence</text:p>
          </table:table-cell>
          <table:table-cell office:value-type="string" table:style-name="ce1">
            <text:p>Score=464 bits(251); Expect=3e-126; Identities=253/254(99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84</text:p>
          </table:table-cell>
          <table:table-cell office:value-type="string" table:style-name="ce1">
            <text:p>KT980889.1</text:p>
          </table:table-cell>
          <table:table-cell office:value-type="string" table:style-name="ce1">
            <text:p>Uncultured prokaryote clone New.CleanUp.ReferenceOTU4453 16S ribosomal RNA gene, partial sequence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87</text:p>
          </table:table-cell>
          <table:table-cell office:value-type="string" table:style-name="ce1">
            <text:p>KY646836.1</text:p>
          </table:table-cell>
          <table:table-cell office:value-type="string" table:style-name="ce1">
            <text:p>Uncultured bacterium clone C0069.11 16S ribosomal RNA gene, partial sequence</text:p>
          </table:table-cell>
          <table:table-cell office:value-type="string" table:style-name="ce1">
            <text:p>Score=302 bits(163); Expect=3e-77; Identities=225/255(88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798</text:p>
          </table:table-cell>
          <table:table-cell office:value-type="string" table:style-name="ce1">
            <text:p>KY279104.1</text:p>
          </table:table-cell>
          <table:table-cell office:value-type="string" table:style-name="ce1">
            <text:p>Uncultured bacterium clone CP_Otu3977 16S ribosomal RNA gene, partial sequence</text:p>
          </table:table-cell>
          <table:table-cell office:value-type="string" table:style-name="ce1">
            <text:p>Score=392 bits(212); Expect=1e-104; Identities=238/250(95%); Gaps=4/250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846</text:p>
          </table:table-cell>
          <table:table-cell office:value-type="string" table:style-name="ce1">
            <text:p>KP554066.1</text:p>
          </table:table-cell>
          <table:table-cell office:value-type="string" table:style-name="ce1">
            <text:p>Uncultured bacterium clone CTRL_2_uncultured_bacterium_17555 16S ribosomal RNA gene, partial sequence</text:p>
          </table:table-cell>
          <table:table-cell office:value-type="string" table:style-name="ce1">
            <text:p>Score=340 bits(184); Expect=5e-89; Identities=230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878</text:p>
          </table:table-cell>
          <table:table-cell office:value-type="string" table:style-name="ce1">
            <text:p>KR840302.1</text:p>
          </table:table-cell>
          <table:table-cell office:value-type="string" table:style-name="ce1">
            <text:p>Uncultured bacterium clone OTU_9018 16S ribosomal RNA gene, partial sequence</text:p>
          </table:table-cell>
          <table:table-cell office:value-type="string" table:style-name="ce1">
            <text:p>Score=285 bits(154); Expect=3e-72; Identities=218/249(88%); Gaps=4/249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41</text:p>
          </table:table-cell>
          <table:table-cell office:value-type="string" table:style-name="ce1">
            <text:p>KY279676.1</text:p>
          </table:table-cell>
          <table:table-cell office:value-type="string" table:style-name="ce1">
            <text:p>Uncultured bacterium clone CP_Otu4617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53</text:p>
          </table:table-cell>
          <table:table-cell office:value-type="string" table:style-name="ce1">
            <text:p>LC240428.1</text:p>
          </table:table-cell>
          <table:table-cell office:value-type="string" table:style-name="ce1">
            <text:p>Uncultured prokaryote gene for 16S ribosomal RNA, partial sequence, OTU:AA3994</text:p>
          </table:table-cell>
          <table:table-cell office:value-type="string" table:style-name="ce1">
            <text:p>Score=261 bits(141); Expect=4e-65; Identities=214/250(86%); Gaps=2/250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56</text:p>
          </table:table-cell>
          <table:table-cell office:value-type="string" table:style-name="ce1">
            <text:p>AP019796.1</text:p>
          </table:table-cell>
          <table:table-cell office:value-type="string" table:style-name="ce1">
            <text:p>Rhodothermus marinus AA2-13 DNA, complete genome</text:p>
          </table:table-cell>
          <table:table-cell office:value-type="string" table:style-name="ce1">
            <text:p>Score=255 bits(138); Expect=2e-63; Identities=226/270(84%); Gaps=0/270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57</text:p>
          </table:table-cell>
          <table:table-cell office:value-type="string" table:style-name="ce1">
            <text:p>CP075528.1</text:p>
          </table:table-cell>
          <table:table-cell office:value-type="string" table:style-name="ce1">
            <text:p>MAG: Enhydrobacter sp. isolate TGS_PRO10 chromosome</text:p>
          </table:table-cell>
          <table:table-cell office:value-type="string" table:style-name="ce1">
            <text:p>Score=60.2 bits(32); Expect=9e-05; Identities=34/35(97%); Gaps=0/35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6958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6959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6970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35 bits(181); Expect=3e-87; Identities=229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73</text:p>
          </table:table-cell>
          <table:table-cell office:value-type="string" table:style-name="ce1">
            <text:p>OW751278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24 bits(175); Expect=5e-84; Identities=229/255(90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6994</text:p>
          </table:table-cell>
          <table:table-cell office:value-type="string" table:style-name="ce1">
            <text:p>KY693338.1</text:p>
          </table:table-cell>
          <table:table-cell office:value-type="string" table:style-name="ce1">
            <text:p>Uncultured bacterium clone BS.DC1.382 16S ribosomal RNA gene, partial sequence</text:p>
          </table:table-cell>
          <table:table-cell office:value-type="string" table:style-name="ce1">
            <text:p>Score=283 bits(153); Expect=9e-72; Identities=219/252(87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017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57 bits(139); Expect=6e-64; Identities=218/255(85%); Gaps=10/255(3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027</text:p>
          </table:table-cell>
          <table:table-cell office:value-type="string" table:style-name="ce1">
            <text:p>KY280586.1</text:p>
          </table:table-cell>
          <table:table-cell office:value-type="string" table:style-name="ce1">
            <text:p>Uncultured bacterium clone CP_Otu5619 16S ribosomal RNA gene, partial sequence</text:p>
          </table:table-cell>
          <table:table-cell office:value-type="string" table:style-name="ce1">
            <text:p>Score=374 bits(202); Expect=5e-99; Identities=237/254(93%); Gaps=1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035</text:p>
          </table:table-cell>
          <table:table-cell office:value-type="string" table:style-name="ce1">
            <text:p>FJ952686.1</text:p>
          </table:table-cell>
          <table:table-cell office:value-type="string" table:style-name="ce1">
            <text:p>Uncultured bacterium clone Mann16S_E04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03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7060</text:p>
          </table:table-cell>
          <table:table-cell office:value-type="string" table:style-name="ce1">
            <text:p>EU050935.1</text:p>
          </table:table-cell>
          <table:table-cell office:value-type="string" table:style-name="ce1">
            <text:p>Uncultured bacterium clone SS1_B_02_17 16S ribosomal RNA gene, partial sequence</text:p>
          </table:table-cell>
          <table:table-cell office:value-type="string" table:style-name="ce1">
            <text:p>Score=307 bits(166); Expect=5e-79; Identities=224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071</text:p>
          </table:table-cell>
          <table:table-cell office:value-type="string" table:style-name="ce1">
            <text:p>MH386031.1</text:p>
          </table:table-cell>
          <table:table-cell office:value-type="string" table:style-name="ce1">
            <text:p>Uncultured prokaryote clone Illumina_2285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10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7163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57 bits(139); Expect=6e-64; Identities=213/250(85%); Gaps=0/250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253</text:p>
          </table:table-cell>
          <table:table-cell office:value-type="string" table:style-name="ce1">
            <text:p>KY278122.1</text:p>
          </table:table-cell>
          <table:table-cell office:value-type="string" table:style-name="ce1">
            <text:p>Uncultured bacterium clone CP_Otu2894 16S ribosomal RNA gene, partial sequence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338</text:p>
          </table:table-cell>
          <table:table-cell office:value-type="string" table:style-name="ce1">
            <text:p>AB606767.1</text:p>
          </table:table-cell>
          <table:table-cell office:value-type="string" table:style-name="ce1">
            <text:p>Uncultured bacterium gene for 16S rRNA, partial sequence, clone: 953Mn175u</text:p>
          </table:table-cell>
          <table:table-cell office:value-type="string" table:style-name="ce1">
            <text:p>Score=435 bits(235); Expect=2e-117; Identities=247/253(98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346</text:p>
          </table:table-cell>
          <table:table-cell office:value-type="string" table:style-name="ce1">
            <text:p>LN541581.1</text:p>
          </table:table-cell>
          <table:table-cell office:value-type="string" table:style-name="ce1">
            <text:p>Uncultured bacterium partial 16S rRNA gene, isolate Mineral.top.2.1.6_16453</text:p>
          </table:table-cell>
          <table:table-cell office:value-type="string" table:style-name="ce1">
            <text:p>Score=305 bits(165); Expect=2e-78; Identities=225/254(89%); Gaps=4/254(1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348</text:p>
          </table:table-cell>
          <table:table-cell office:value-type="string" table:style-name="ce1">
            <text:p>KY279739.1</text:p>
          </table:table-cell>
          <table:table-cell office:value-type="string" table:style-name="ce1">
            <text:p>Uncultured bacterium clone CP_Otu4684 16S ribosomal RNA gene, partial sequence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363</text:p>
          </table:table-cell>
          <table:table-cell office:value-type="string" table:style-name="ce1">
            <text:p>GU118361.1</text:p>
          </table:table-cell>
          <table:table-cell office:value-type="string" table:style-name="ce1">
            <text:p>Uncultured bacterium clone Gven_A03 16S ribosomal RNA gene, partial sequence</text:p>
          </table:table-cell>
          <table:table-cell office:value-type="string" table:style-name="ce1">
            <text:p>Score=259 bits(140); Expect=2e-64; Identities=213/248(86%); Gaps=6/248(2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379</text:p>
          </table:table-cell>
          <table:table-cell office:value-type="string" table:style-name="ce1">
            <text:p>KY277179.1</text:p>
          </table:table-cell>
          <table:table-cell office:value-type="string" table:style-name="ce1">
            <text:p>Uncultured bacterium clone CP_Otu1850 16S ribosomal RNA gene, partial sequence</text:p>
          </table:table-cell>
          <table:table-cell office:value-type="string" table:style-name="ce1">
            <text:p>Score=285 bits(154); Expect=3e-72; Identities=220/253(87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406</text:p>
          </table:table-cell>
          <table:table-cell office:value-type="string" table:style-name="ce1">
            <text:p>KP614064.1</text:p>
          </table:table-cell>
          <table:table-cell office:value-type="string" table:style-name="ce1">
            <text:p>Uncultured bacterium clone LP_2_uncultured_bacterium_6101 16S ribosomal RNA gene, partial sequence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450</text:p>
          </table:table-cell>
          <table:table-cell office:value-type="string" table:style-name="ce1">
            <text:p>KT981499.1</text:p>
          </table:table-cell>
          <table:table-cell office:value-type="string" table:style-name="ce1">
            <text:p>Uncultured prokaryote clone New.CleanUp.ReferenceOTU77423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473</text:p>
          </table:table-cell>
          <table:table-cell office:value-type="string" table:style-name="ce1">
            <text:p>MF689880.1</text:p>
          </table:table-cell>
          <table:table-cell office:value-type="string" table:style-name="ce1">
            <text:p>Uncultured bacterium clone OTU1858 16S ribosomal RNA gene, partial sequence</text:p>
          </table:table-cell>
          <table:table-cell office:value-type="string" table:style-name="ce1">
            <text:p>Score=346 bits(187); Expect=1e-90; Identities=231/253(91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30</text:p>
          </table:table-cell>
          <table:table-cell office:value-type="string" table:style-name="ce1">
            <text:p>OY969419.1</text:p>
          </table:table-cell>
          <table:table-cell office:value-type="string" table:style-name="ce1">
            <text:p>MAG: uncultured Acidobacteriaceae bacterium isolate MFD03346.bin.1.13 genome assembly, chromosome: 1</text:p>
          </table:table-cell>
          <table:table-cell office:value-type="string" table:style-name="ce1">
            <text:p>Score=52.8 bits(28); Expect=0.019; Identities=28/28(100%); Gaps=0/28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35</text:p>
          </table:table-cell>
          <table:table-cell office:value-type="string" table:style-name="ce1">
            <text:p>OZ242304.1</text:p>
          </table:table-cell>
          <table:table-cell office:value-type="string" table:style-name="ce1">
            <text:p>MAG: Chloroflexota bacterium isolate c8e22209-6560-437a-ac23-efc6ebaaf561 genome assembly, chromosome: 1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49</text:p>
          </table:table-cell>
          <table:table-cell office:value-type="string" table:style-name="ce1">
            <text:p>KY280586.1</text:p>
          </table:table-cell>
          <table:table-cell office:value-type="string" table:style-name="ce1">
            <text:p>Uncultured bacterium clone CP_Otu5619 16S ribosomal RNA gene, partial sequence</text:p>
          </table:table-cell>
          <table:table-cell office:value-type="string" table:style-name="ce1">
            <text:p>Score=390 bits(211); Expect=5e-104; Identities=240/254(94%); Gaps=1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54</text:p>
          </table:table-cell>
          <table:table-cell office:value-type="string" table:style-name="ce1">
            <text:p>KY279104.1</text:p>
          </table:table-cell>
          <table:table-cell office:value-type="string" table:style-name="ce1">
            <text:p>Uncultured bacterium clone CP_Otu3977 16S ribosomal RNA gene, partial sequence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69</text:p>
          </table:table-cell>
          <table:table-cell office:value-type="string" table:style-name="ce1">
            <text:p>LC071238.1</text:p>
          </table:table-cell>
          <table:table-cell office:value-type="string" table:style-name="ce1">
            <text:p>Uncultured delta proteobacterium gene for 16S ribosomal RNA, partial sequence, clone: gl555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81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68 bits(145); Expect=3e-67; Identities=216/251(86%); Gaps=2/251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7583</text:p>
          </table:table-cell>
          <table:table-cell office:value-type="string" table:style-name="ce1">
            <text:p>OZ253494.1</text:p>
          </table:table-cell>
          <table:table-cell office:value-type="string" table:style-name="ce1">
            <text:p>MAG: Leptospiria bacterium isolate 602a36bf-ad70-4a3f-ae71-d2f58949cf12 genome assembly, chromosome: 1</text:p>
          </table:table-cell>
          <table:table-cell office:value-type="string" table:style-name="ce1">
            <text:p>Score=368 bits(199); Expect=2e-97; Identities=235/253(93%); Gaps=0/253(0%); Strand=Plus/Min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608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610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7611</text:p>
          </table:table-cell>
          <table:table-cell office:value-type="string" table:style-name="ce1">
            <text:p>KY254716.1</text:p>
          </table:table-cell>
          <table:table-cell office:value-type="string" table:style-name="ce1">
            <text:p>Uncultured bacterium clone js4081 16S ribosomal RNA gene, partial sequence</text:p>
          </table:table-cell>
          <table:table-cell office:value-type="string" table:style-name="ce1">
            <text:p>Score=346 bits(187); Expect=1e-90; Identities=231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615</text:p>
          </table:table-cell>
          <table:table-cell office:value-type="string" table:style-name="ce1">
            <text:p>MG580005.1</text:p>
          </table:table-cell>
          <table:table-cell office:value-type="string" table:style-name="ce1">
            <text:p>Uncultured bacterium clone BOTU1039 16S ribosomal RNA gene, partial sequence</text:p>
          </table:table-cell>
          <table:table-cell office:value-type="string" table:style-name="ce1">
            <text:p>Score=318 bits(172); Expect=3e-82; Identities=226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622</text:p>
          </table:table-cell>
          <table:table-cell office:value-type="string" table:style-name="ce1">
            <text:p>KP915520.1</text:p>
          </table:table-cell>
          <table:table-cell office:value-type="string" table:style-name="ce1">
            <text:p>Uncultured bacterium clone OTU104889_AL223_1709525 16S ribosomal RNA gene, partial sequence</text:p>
          </table:table-cell>
          <table:table-cell office:value-type="string" table:style-name="ce1">
            <text:p>Score=213 bits(115); Expect=1e-50; Identities=210/256(82%); Gaps=6/256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659</text:p>
          </table:table-cell>
          <table:table-cell office:value-type="string" table:style-name="ce1">
            <text:p>KX706785.1</text:p>
          </table:table-cell>
          <table:table-cell office:value-type="string" table:style-name="ce1">
            <text:p>Uncultured bacterium clone 4471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667</text:p>
          </table:table-cell>
          <table:table-cell office:value-type="string" table:style-name="ce1">
            <text:p>KY278473.1</text:p>
          </table:table-cell>
          <table:table-cell office:value-type="string" table:style-name="ce1">
            <text:p>Uncultured bacterium clone CP_Otu3275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678</text:p>
          </table:table-cell>
          <table:table-cell office:value-type="string" table:style-name="ce1">
            <text:p>MG876642.1</text:p>
          </table:table-cell>
          <table:table-cell office:value-type="string" table:style-name="ce1">
            <text:p>Uncultured bacterium clone 7G_1112_27844_13411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705</text:p>
          </table:table-cell>
          <table:table-cell office:value-type="string" table:style-name="ce1">
            <text:p>FQ660021.1</text:p>
          </table:table-cell>
          <table:table-cell office:value-type="string" table:style-name="ce1">
            <text:p>Uncultured bacterium 16S ribosomal RNA gene clone E1CF031, partial sequence</text:p>
          </table:table-cell>
          <table:table-cell office:value-type="string" table:style-name="ce1">
            <text:p>Score=285 bits(154); Expect=3e-72; Identities=220/253(87%); Gaps=2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716</text:p>
          </table:table-cell>
          <table:table-cell office:value-type="string" table:style-name="ce1">
            <text:p>KM051714.1</text:p>
          </table:table-cell>
          <table:table-cell office:value-type="string" table:style-name="ce1">
            <text:p>Uncultured bacterium clone C33-G10-349 16S ribosomal RNA gene, partial sequence</text:p>
          </table:table-cell>
          <table:table-cell office:value-type="string" table:style-name="ce1">
            <text:p>Score=147 bits(79); Expect=1e-30; Identities=195/251(78%); Gaps=8/251(3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3">
            <text:p>ASV_7751</text:p>
          </table:table-cell>
          <table:table-cell office:value-type="string" table:style-name="ce3">
            <text:p>NC_029731.1</text:p>
          </table:table-cell>
          <table:table-cell office:value-type="string" table:style-name="ce3">
            <text:p>Lotharella oceanica strain CCMP622 mitochondrion, complete genome</text:p>
          </table:table-cell>
          <table:table-cell office:value-type="string" table:style-name="ce3">
            <text:p>Score=159 bits(86); Expect=2e-34; Identities=206/263(78%); Gaps=11/263(4%); Strand=Plus/Min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753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7786</text:p>
          </table:table-cell>
          <table:table-cell office:value-type="string" table:style-name="ce1">
            <text:p>KF373196.1</text:p>
          </table:table-cell>
          <table:table-cell office:value-type="string" table:style-name="ce1">
            <text:p>Uncultured bacterium clone SPHAL-91 16S ribosomal RNA gene, partial sequence</text:p>
          </table:table-cell>
          <table:table-cell office:value-type="string" table:style-name="ce1">
            <text:p>Score=418 bits(226); Expect=2e-112; Identities=244/253(96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879</text:p>
          </table:table-cell>
          <table:table-cell office:value-type="string" table:style-name="ce1">
            <text:p>KY258931.1</text:p>
          </table:table-cell>
          <table:table-cell office:value-type="string" table:style-name="ce1">
            <text:p>Uncultured bacterium clone js8607 16S ribosomal RNA gene, partial sequence</text:p>
          </table:table-cell>
          <table:table-cell office:value-type="string" table:style-name="ce1">
            <text:p>Score=285 bits(154); Expect=3e-72; Identities=223/256(87%); Gaps=6/256(2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7882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7884</text:p>
          </table:table-cell>
          <table:table-cell office:value-type="string" table:style-name="ce1">
            <text:p>MT774988.1</text:p>
          </table:table-cell>
          <table:table-cell office:value-type="string" table:style-name="ce1">
            <text:p>Uncultured bacterium clone OTU_235 16S ribosomal RNA gene, partial sequence</text:p>
          </table:table-cell>
          <table:table-cell office:value-type="string" table:style-name="ce1">
            <text:p>Score=460 bits(249); Expect=4e-125; Identities=251/252(99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887</text:p>
          </table:table-cell>
          <table:table-cell office:value-type="string" table:style-name="ce1">
            <text:p>KM651112.1</text:p>
          </table:table-cell>
          <table:table-cell office:value-type="string" table:style-name="ce1">
            <text:p>Uncultured Spirochaetes bacterium clone Tx120_137 16S ribosomal RNA gene, partial sequence</text:p>
          </table:table-cell>
          <table:table-cell office:value-type="string" table:style-name="ce1">
            <text:p>Score=294 bits(159); Expect=4e-75; Identities=225/256(88%); Gaps=8/256(3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900</text:p>
          </table:table-cell>
          <table:table-cell office:value-type="string" table:style-name="ce1">
            <text:p>FJ580533.1</text:p>
          </table:table-cell>
          <table:table-cell office:value-type="string" table:style-name="ce1">
            <text:p>Uncultured bacterium clone Axiab_H04 16S ribosomal RNA gene, partial sequence</text:p>
          </table:table-cell>
          <table:table-cell office:value-type="string" table:style-name="ce1">
            <text:p>Score=300 bits(162); Expect=9e-77; Identities=222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903</text:p>
          </table:table-cell>
          <table:table-cell office:value-type="string" table:style-name="ce1">
            <text:p>KY275794.1</text:p>
          </table:table-cell>
          <table:table-cell office:value-type="string" table:style-name="ce1">
            <text:p>Uncultured bacterium clone CP_Otu316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7975</text:p>
          </table:table-cell>
          <table:table-cell office:value-type="string" table:style-name="ce1">
            <text:p>FM160781.1</text:p>
          </table:table-cell>
          <table:table-cell office:value-type="string" table:style-name="ce1">
            <text:p>Uncultured bacterium partial 16S rRNA gene, clone d123</text:p>
          </table:table-cell>
          <table:table-cell office:value-type="string" table:style-name="ce1">
            <text:p>Score=411 bits(222); Expect=4e-110; Identities=243/253(96%); Gaps=1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091</text:p>
          </table:table-cell>
          <table:table-cell office:value-type="string" table:style-name="ce1">
            <text:p>KY343051.1</text:p>
          </table:table-cell>
          <table:table-cell office:value-type="string" table:style-name="ce1">
            <text:p>Uncultured bacterium clone OM_int_bact358 16S ribosomal RNA gene, partial sequence</text:p>
          </table:table-cell>
          <table:table-cell office:value-type="string" table:style-name="ce1">
            <text:p>Score=220 bits(119); Expect=7e-53; Identities=210/254(83%); Gaps=6/254(2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13</text:p>
          </table:table-cell>
          <table:table-cell office:value-type="string" table:style-name="ce1">
            <text:p>GQ259279.1</text:p>
          </table:table-cell>
          <table:table-cell office:value-type="string" table:style-name="ce1">
            <text:p>Uncultured bacterium clone sediment_deep9 16S ribosomal RNA gene, partial sequence</text:p>
          </table:table-cell>
          <table:table-cell office:value-type="string" table:style-name="ce1">
            <text:p>Score=340 bits(184); Expect=5e-89; Identities=230/253(91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33</text:p>
          </table:table-cell>
          <table:table-cell office:value-type="string" table:style-name="ce1">
            <text:p>OZ220679.1</text:p>
          </table:table-cell>
          <table:table-cell office:value-type="string" table:style-name="ce1">
            <text:p>MAG: Dehalococcoidia bacterium isolate bff0dcbd-e965-4f93-bb55-57b6ceb5617d genome assembly, chromosome: 1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39</text:p>
          </table:table-cell>
          <table:table-cell office:value-type="string" table:style-name="ce1">
            <text:p>KY278473.1</text:p>
          </table:table-cell>
          <table:table-cell office:value-type="string" table:style-name="ce1">
            <text:p>Uncultured bacterium clone CP_Otu3275 16S ribosomal RNA gene, partial sequence</text:p>
          </table:table-cell>
          <table:table-cell office:value-type="string" table:style-name="ce1">
            <text:p>Score=468 bits(253); Expect=2e-127; Identities=253/253(10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44</text:p>
          </table:table-cell>
          <table:table-cell office:value-type="string" table:style-name="ce1">
            <text:p>HE585348.1</text:p>
          </table:table-cell>
          <table:table-cell office:value-type="string" table:style-name="ce1">
            <text:p>Uncultured bacterium partial 16S rRNA gene, isolate concretion, clone con158</text:p>
          </table:table-cell>
          <table:table-cell office:value-type="string" table:style-name="ce1">
            <text:p>Score=451 bits(244); Expect=2e-122; Identities=250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63</text:p>
          </table:table-cell>
          <table:table-cell office:value-type="string" table:style-name="ce1">
            <text:p>EU181895.1</text:p>
          </table:table-cell>
          <table:table-cell office:value-type="string" table:style-name="ce1">
            <text:p>Uncultured bacterium clone D22a_1_SS_D_50 16S ribosomal RNA gene, partial sequence</text:p>
          </table:table-cell>
          <table:table-cell office:value-type="string" table:style-name="ce1">
            <text:p>Score=401 bits(217); Expect=2e-107; Identities=241/253(9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71</text:p>
          </table:table-cell>
          <table:table-cell office:value-type="string" table:style-name="ce1">
            <text:p>AP024683.1</text:p>
          </table:table-cell>
          <table:table-cell office:value-type="string" table:style-name="ce1">
            <text:p>MAG: Geminicoccaceae bacterium KatS3mg117 DNA, complete genome</text:p>
          </table:table-cell>
          <table:table-cell office:value-type="string" table:style-name="ce1">
            <text:p>Score=231 bits(125); Expect=3e-56; Identities=197/232(85%); Gaps=4/232(1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8172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8175</text:p>
          </table:table-cell>
          <table:table-cell office:value-type="string" table:style-name="ce1">
            <text:p>KM410632.1</text:p>
          </table:table-cell>
          <table:table-cell office:value-type="string" table:style-name="ce1">
            <text:p>Uncultured prokaryote clone GS10-10-144 16S ribosomal RNA gene, partial sequence</text:p>
          </table:table-cell>
          <table:table-cell office:value-type="string" table:style-name="ce1">
            <text:p>Score=374 bits(202); Expect=5e-99; Identities=236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195</text:p>
          </table:table-cell>
          <table:table-cell office:value-type="string" table:style-name="ce1">
            <text:p>KU102582.1</text:p>
          </table:table-cell>
          <table:table-cell office:value-type="string" table:style-name="ce1">
            <text:p>Uncultured bacterium clone 5117 16S ribosomal RNA gene, partial sequence</text:p>
          </table:table-cell>
          <table:table-cell office:value-type="string" table:style-name="ce1">
            <text:p>Score=303 bits(164); Expect=7e-78; Identities=223/252(88%); Gaps=2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06</text:p>
          </table:table-cell>
          <table:table-cell office:value-type="string" table:style-name="ce1">
            <text:p>AP045082.1</text:p>
          </table:table-cell>
          <table:table-cell office:value-type="string" table:style-name="ce1">
            <text:p>Candidatus Uabimicrobiia bacterium SRT713 DNA, complete genome</text:p>
          </table:table-cell>
          <table:table-cell office:value-type="string" table:style-name="ce1">
            <text:p>Score=322 bits(174); Expect=2e-83; Identities=227/253(90%); Gaps=2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21</text:p>
          </table:table-cell>
          <table:table-cell office:value-type="string" table:style-name="ce1">
            <text:p>CP031600.1</text:p>
          </table:table-cell>
          <table:table-cell office:value-type="string" table:style-name="ce1">
            <text:p>Roseovarius indicus strain DSM 26383 plasmid pRIdsm_02, complete sequence</text:p>
          </table:table-cell>
          <table:table-cell office:value-type="string" table:style-name="ce1">
            <text:p>Score=255 bits(138); Expect=1e-63; Identities=171/187(91%); Gaps=1/187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35</text:p>
          </table:table-cell>
          <table:table-cell office:value-type="string" table:style-name="ce1">
            <text:p>KY278394.1</text:p>
          </table:table-cell>
          <table:table-cell office:value-type="string" table:style-name="ce1">
            <text:p>Uncultured bacterium clone CP_Otu3185 16S ribosomal RNA gene, partial sequence</text:p>
          </table:table-cell>
          <table:table-cell office:value-type="string" table:style-name="ce1">
            <text:p>Score=390 bits(211); Expect=5e-104; Identities=239/253(94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823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8237</text:p>
          </table:table-cell>
          <table:table-cell office:value-type="string" table:style-name="ce1">
            <text:p>OW751278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18 bits(172); Expect=3e-82; Identities=228/255(89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53</text:p>
          </table:table-cell>
          <table:table-cell office:value-type="string" table:style-name="ce1">
            <text:p>JN874129.1</text:p>
          </table:table-cell>
          <table:table-cell office:value-type="string" table:style-name="ce1">
            <text:p>Uncultured bacterium clone RESET_18D09 16S ribosomal RNA gene, partial sequence</text:p>
          </table:table-cell>
          <table:table-cell office:value-type="string" table:style-name="ce1">
            <text:p>Score=396 bits(214); Expect=1e-105; Identities=240/253(9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64</text:p>
          </table:table-cell>
          <table:table-cell office:value-type="string" table:style-name="ce1">
            <text:p>MG580396.1</text:p>
          </table:table-cell>
          <table:table-cell office:value-type="string" table:style-name="ce1">
            <text:p>Uncultured bacterium clone BOTU496 16S ribosomal RNA gene, partial sequence</text:p>
          </table:table-cell>
          <table:table-cell office:value-type="string" table:style-name="ce1">
            <text:p>Score=255 bits(138); Expect=2e-63; Identities=214/252(85%); Gaps=0/252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826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8269</text:p>
          </table:table-cell>
          <table:table-cell office:value-type="string" table:style-name="ce1">
            <text:p>HQ189729.1</text:p>
          </table:table-cell>
          <table:table-cell office:value-type="string" table:style-name="ce1">
            <text:p>Uncultured bacterium clone cDNA_G03 16S ribosomal RNA, partial sequence</text:p>
          </table:table-cell>
          <table:table-cell office:value-type="string" table:style-name="ce1">
            <text:p>Score=278 bits(150); Expect=4e-70; Identities=220/255(86%); Gaps=0/255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71</text:p>
          </table:table-cell>
          <table:table-cell office:value-type="string" table:style-name="ce1">
            <text:p>KR846056.1</text:p>
          </table:table-cell>
          <table:table-cell office:value-type="string" table:style-name="ce1">
            <text:p>Uncultured Turneriella sp. clone OTU_14772 16S ribosomal RNA gene, partial sequence</text:p>
          </table:table-cell>
          <table:table-cell office:value-type="string" table:style-name="ce1">
            <text:p>Score=257 bits(139); Expect=6e-64; Identities=215/253(85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73</text:p>
          </table:table-cell>
          <table:table-cell office:value-type="string" table:style-name="ce1">
            <text:p>KY521406.1</text:p>
          </table:table-cell>
          <table:table-cell office:value-type="string" table:style-name="ce1">
            <text:p>Uncultured bacterium clone ELA_111314_OTU_6369 16S ribosomal RNA gene, partial sequence</text:p>
          </table:table-cell>
          <table:table-cell office:value-type="string" table:style-name="ce1">
            <text:p>Score=196 bits(106); Expect=1e-45; Identities=206/255(81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83</text:p>
          </table:table-cell>
          <table:table-cell office:value-type="string" table:style-name="ce1">
            <text:p>AM495239.1</text:p>
          </table:table-cell>
          <table:table-cell office:value-type="string" table:style-name="ce1">
            <text:p>Uncultured spirochete partial 16S rRNA gene, clone DGGE band 1</text:p>
          </table:table-cell>
          <table:table-cell office:value-type="string" table:style-name="ce1">
            <text:p>Score=383 bits(207); Expect=9e-102; Identities=237/252(94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84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63 bits(196); Expect=1e-95; Identities=234/253(92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291</text:p>
          </table:table-cell>
          <table:table-cell office:value-type="string" table:style-name="ce1">
            <text:p>EU917595.1</text:p>
          </table:table-cell>
          <table:table-cell office:value-type="string" table:style-name="ce1">
            <text:p>Uncultured bacterium clone BiofilmE05 16S ribosomal RNA gene, partial sequence</text:p>
          </table:table-cell>
          <table:table-cell office:value-type="string" table:style-name="ce1">
            <text:p>Score=390 bits(211); Expect=5e-104; Identities=239/253(94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334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335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336</text:p>
          </table:table-cell>
          <table:table-cell office:value-type="string" table:style-name="ce1">
            <text:p>JN596609.1</text:p>
          </table:table-cell>
          <table:table-cell office:value-type="string" table:style-name="ce1">
            <text:p>Uncultured delta proteobacterium clone XE2G09 16S ribosomal RNA gene, partial sequence</text:p>
          </table:table-cell>
          <table:table-cell office:value-type="string" table:style-name="ce1">
            <text:p>Score=302 bits(163); Expect=3e-77; Identities=223/253(8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379</text:p>
          </table:table-cell>
          <table:table-cell office:value-type="string" table:style-name="ce1">
            <text:p>MG638595.1</text:p>
          </table:table-cell>
          <table:table-cell office:value-type="string" table:style-name="ce1">
            <text:p>Uncultured prokaryote clone OTU1145 16S ribosomal RNA gene, partial sequence</text:p>
          </table:table-cell>
          <table:table-cell office:value-type="string" table:style-name="ce1">
            <text:p>Score=243 bits(131); Expect=2e-59; Identities=201/235(86%); Gaps=4/235(1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14</text:p>
          </table:table-cell>
          <table:table-cell office:value-type="string" table:style-name="ce1">
            <text:p>OW763002.1</text:p>
          </table:table-cell>
          <table:table-cell office:value-type="string" table:style-name="ce1">
            <text:p>uncultured bacterium DNA containing 16S-23S intergenic spacer region, clone 43</text:p>
          </table:table-cell>
          <table:table-cell office:value-type="string" table:style-name="ce1">
            <text:p>Score=440 bits(238); Expect=5e-119; Identities=248/253(98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32</text:p>
          </table:table-cell>
          <table:table-cell office:value-type="string" table:style-name="ce1">
            <text:p>GU326411.1</text:p>
          </table:table-cell>
          <table:table-cell office:value-type="string" table:style-name="ce1">
            <text:p>Uncultured marine bacterium clone SiDJun08M122 16S ribosomal RNA gene, partial sequence</text:p>
          </table:table-cell>
          <table:table-cell office:value-type="string" table:style-name="ce1">
            <text:p>Score=329 bits(178); Expect=1e-85; Identities=229/254(90%); Gaps=2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38</text:p>
          </table:table-cell>
          <table:table-cell office:value-type="string" table:style-name="ce1">
            <text:p>GU940765.1</text:p>
          </table:table-cell>
          <table:table-cell office:value-type="string" table:style-name="ce1">
            <text:p>Uncultured bacterium clone N203B_327 16S ribosomal RNA gene, partial sequence</text:p>
          </table:table-cell>
          <table:table-cell office:value-type="string" table:style-name="ce1">
            <text:p>Score=466 bits(252); Expect=9e-127; Identities=252/252(100%); Gaps=0/252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45</text:p>
          </table:table-cell>
          <table:table-cell office:value-type="string" table:style-name="ce1">
            <text:p>KT979279.1</text:p>
          </table:table-cell>
          <table:table-cell office:value-type="string" table:style-name="ce1">
            <text:p>Uncultured prokaryote clone New.CleanUp.ReferenceOTU297498 16S ribosomal RNA gene, partial sequence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67</text:p>
          </table:table-cell>
          <table:table-cell office:value-type="string" table:style-name="ce1">
            <text:p>KP631595.1</text:p>
          </table:table-cell>
          <table:table-cell office:value-type="string" table:style-name="ce1">
            <text:p>Uncultured bacterium clone LP_1_uncultured_bacterium_16967 16S ribosomal RNA gene, partial sequence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69</text:p>
          </table:table-cell>
          <table:table-cell office:value-type="string" table:style-name="ce1">
            <text:p>FJ353353.1</text:p>
          </table:table-cell>
          <table:table-cell office:value-type="string" table:style-name="ce1">
            <text:p>Uncultured bacterium clone Gctb_ML_088 small subunit ribosomal RNA gene, partial sequence</text:p>
          </table:table-cell>
          <table:table-cell office:value-type="string" table:style-name="ce1">
            <text:p>Score=368 bits(199); Expect=2e-97; Identities=235/253(93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570</text:p>
          </table:table-cell>
          <table:table-cell office:value-type="string" table:style-name="ce1">
            <text:p>JX222590.1</text:p>
          </table:table-cell>
          <table:table-cell office:value-type="string" table:style-name="ce1">
            <text:p>Uncultured bacterium clone EMIRGE_OTU_s2b2b_17866 16S ribosomal RNA gene, partial sequence</text:p>
          </table:table-cell>
          <table:table-cell office:value-type="string" table:style-name="ce1">
            <text:p>Score=335 bits(181); Expect=3e-87; Identities=230/254(91%); Gaps=2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01</text:p>
          </table:table-cell>
          <table:table-cell office:value-type="string" table:style-name="ce1">
            <text:p>KY279985.1</text:p>
          </table:table-cell>
          <table:table-cell office:value-type="string" table:style-name="ce1">
            <text:p>Uncultured bacterium clone CP_Otu4959 16S ribosomal RNA gene, partial sequence</text:p>
          </table:table-cell>
          <table:table-cell office:value-type="string" table:style-name="ce1">
            <text:p>Score=346 bits(187); Expect=1e-90; Identities=232/254(91%); Gaps=2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31</text:p>
          </table:table-cell>
          <table:table-cell office:value-type="string" table:style-name="ce1">
            <text:p>KY282572.1</text:p>
          </table:table-cell>
          <table:table-cell office:value-type="string" table:style-name="ce1">
            <text:p>Uncultured bacterium clone CP_Otu7828 16S ribosomal RNA gene, partial sequence</text:p>
          </table:table-cell>
          <table:table-cell office:value-type="string" table:style-name="ce1">
            <text:p>Score=435 bits(235); Expect=2e-117; Identities=247/253(98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53</text:p>
          </table:table-cell>
          <table:table-cell office:value-type="string" table:style-name="ce1">
            <text:p>KY281788.1</text:p>
          </table:table-cell>
          <table:table-cell office:value-type="string" table:style-name="ce1">
            <text:p>Uncultured bacterium clone CP_Otu6957 16S ribosomal RNA gene, partial sequence</text:p>
          </table:table-cell>
          <table:table-cell office:value-type="string" table:style-name="ce1">
            <text:p>Score=335 bits(181); Expect=3e-87; Identities=229/253(91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56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279 bits(151); Expect=1e-70; Identities=220/254(87%); Gaps=2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69</text:p>
          </table:table-cell>
          <table:table-cell office:value-type="string" table:style-name="ce1">
            <text:p>MF363735.1</text:p>
          </table:table-cell>
          <table:table-cell office:value-type="string" table:style-name="ce1">
            <text:p>Uncultured bacterium clone 159584_1 16S ribosomal RNA gene, partial sequence</text:p>
          </table:table-cell>
          <table:table-cell office:value-type="string" table:style-name="ce1">
            <text:p>Score=390 bits(211); Expect=5e-104; Identities=239/253(94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695</text:p>
          </table:table-cell>
          <table:table-cell office:value-type="string" table:style-name="ce1">
            <text:p>EU350875.1</text:p>
          </table:table-cell>
          <table:table-cell office:value-type="string" table:style-name="ce1">
            <text:p>Uncultured Lentisphaerae bacterium clone HAL-T-18 16S ribosomal RNA gene, partial sequence</text:p>
          </table:table-cell>
          <table:table-cell office:value-type="string" table:style-name="ce1">
            <text:p>Score=318 bits(172); Expect=3e-82; Identities=226/253(8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716</text:p>
          </table:table-cell>
          <table:table-cell office:value-type="string" table:style-name="ce1">
            <text:p>JF202649.1</text:p>
          </table:table-cell>
          <table:table-cell office:value-type="string" table:style-name="ce1">
            <text:p>Uncultured bacterium clone ncd2497f03c1 16S ribosomal RNA gene, partial sequence</text:p>
          </table:table-cell>
          <table:table-cell office:value-type="string" table:style-name="ce1">
            <text:p>Score=326 bits(176); Expect=2e-84; Identities=226/250(90%); Gaps=4/250(1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725</text:p>
          </table:table-cell>
          <table:table-cell office:value-type="string" table:style-name="ce1">
            <text:p>MF451008.1</text:p>
          </table:table-cell>
          <table:table-cell office:value-type="string" table:style-name="ce1">
            <text:p>Uncultured bacterium clone OTU1454 16S ribosomal RNA gene, partial sequence</text:p>
          </table:table-cell>
          <table:table-cell office:value-type="string" table:style-name="ce1">
            <text:p>Score=363 bits(196); Expect=1e-95; Identities=235/254(93%); Gaps=1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735</text:p>
          </table:table-cell>
          <table:table-cell office:value-type="string" table:style-name="ce1">
            <text:p>KY279351.1</text:p>
          </table:table-cell>
          <table:table-cell office:value-type="string" table:style-name="ce1">
            <text:p>Uncultured bacterium clone CP_Otu4256 16S ribosomal RNA gene, partial sequence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36</text:p>
          </table:table-cell>
          <table:table-cell office:value-type="string" table:style-name="ce1">
            <text:p>KX628516.1</text:p>
          </table:table-cell>
          <table:table-cell office:value-type="string" table:style-name="ce1">
            <text:p>Uncultured bacterium clone 16S(V3-V4)-5888 16S ribosomal RNA gene, partial sequence</text:p>
          </table:table-cell>
          <table:table-cell office:value-type="string" table:style-name="ce1">
            <text:p>Score=357 bits(193); Expect=5e-94; Identities=233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40</text:p>
          </table:table-cell>
          <table:table-cell office:value-type="string" table:style-name="ce1">
            <text:p>JN433870.1</text:p>
          </table:table-cell>
          <table:table-cell office:value-type="string" table:style-name="ce1">
            <text:p>Uncultured organism clone SBXZ_1466 16S ribosomal RNA gene, partial sequence</text:p>
          </table:table-cell>
          <table:table-cell office:value-type="string" table:style-name="ce1">
            <text:p>Score=324 bits(175); Expect=5e-84; Identities=227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43</text:p>
          </table:table-cell>
          <table:table-cell office:value-type="string" table:style-name="ce1">
            <text:p>KY260453.1</text:p>
          </table:table-cell>
          <table:table-cell office:value-type="string" table:style-name="ce1">
            <text:p>Uncultured bacterium clone js10235 16S ribosomal RNA gene, partial sequence</text:p>
          </table:table-cell>
          <table:table-cell office:value-type="string" table:style-name="ce1">
            <text:p>Score=305 bits(165); Expect=2e-78; Identities=225/254(89%); Gaps=4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46</text:p>
          </table:table-cell>
          <table:table-cell office:value-type="string" table:style-name="ce1">
            <text:p>OW762778.1</text:p>
          </table:table-cell>
          <table:table-cell office:value-type="string" table:style-name="ce1">
            <text:p>uncultured Latescibacteria bacterium DNA containing 16S-23S intergenic spacer region, clone 43</text:p>
          </table:table-cell>
          <table:table-cell office:value-type="string" table:style-name="ce1">
            <text:p>Score=424 bits(229); Expect=5e-114; Identities=245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51</text:p>
          </table:table-cell>
          <table:table-cell office:value-type="string" table:style-name="ce1">
            <text:p>KY125150.1</text:p>
          </table:table-cell>
          <table:table-cell office:value-type="string" table:style-name="ce1">
            <text:p>Uncultured bacterium clone A494_Bac522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63</text:p>
          </table:table-cell>
          <table:table-cell office:value-type="string" table:style-name="ce1">
            <text:p>KU371045.1</text:p>
          </table:table-cell>
          <table:table-cell office:value-type="string" table:style-name="ce1">
            <text:p>Uncultured Pseudomonadota bacterium clone 510BQ1756 16S ribosomal RNA gene, partial sequence</text:p>
          </table:table-cell>
          <table:table-cell office:value-type="string" table:style-name="ce1">
            <text:p>Score=429 bits(232); Expect=1e-115; Identities=246/253(97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783</text:p>
          </table:table-cell>
          <table:table-cell office:value-type="string" table:style-name="ce1">
            <text:p>KY278639.1</text:p>
          </table:table-cell>
          <table:table-cell office:value-type="string" table:style-name="ce1">
            <text:p>Uncultured bacterium clone CP_Otu3454 16S ribosomal RNA gene, partial sequence</text:p>
          </table:table-cell>
          <table:table-cell office:value-type="string" table:style-name="ce1">
            <text:p>Score=355 bits(192); Expect=2e-93; Identities=232/252(92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818</text:p>
          </table:table-cell>
          <table:table-cell office:value-type="string" table:style-name="ce1">
            <text:p>GU326411.1</text:p>
          </table:table-cell>
          <table:table-cell office:value-type="string" table:style-name="ce1">
            <text:p>Uncultured marine bacterium clone SiDJun08M122 16S ribosomal RNA gene, partial sequence</text:p>
          </table:table-cell>
          <table:table-cell office:value-type="string" table:style-name="ce1">
            <text:p>Score=346 bits(187); Expect=1e-90; Identities=231/253(91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8830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8832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8836</text:p>
          </table:table-cell>
          <table:table-cell office:value-type="string" table:style-name="ce1">
            <text:p>AB560122.1</text:p>
          </table:table-cell>
          <table:table-cell office:value-type="string" table:style-name="ce1">
            <text:p>Uncultured bacterium gene for 16S ribosomal RNA, partial sequence, clone: 77-070119-Rokkaku_19</text:p>
          </table:table-cell>
          <table:table-cell office:value-type="string" table:style-name="ce1">
            <text:p>Score=246 bits(133); Expect=1e-60; Identities=211/250(84%); Gaps=0/250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842</text:p>
          </table:table-cell>
          <table:table-cell office:value-type="string" table:style-name="ce1">
            <text:p>JQ041427.1</text:p>
          </table:table-cell>
          <table:table-cell office:value-type="string" table:style-name="ce1">
            <text:p>Uncultured bacterium clone CRO_C6_GW_16S_Clone_11 16S ribosomal RNA gene, partial sequence</text:p>
          </table:table-cell>
          <table:table-cell office:value-type="string" table:style-name="ce1">
            <text:p>Score=370 bits(200); Expect=7e-98; Identities=235/253(93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856</text:p>
          </table:table-cell>
          <table:table-cell office:value-type="string" table:style-name="ce1">
            <text:p>KP928459.1</text:p>
          </table:table-cell>
          <table:table-cell office:value-type="string" table:style-name="ce1">
            <text:p>Uncultured bacterium clone OTU31965_AL192_5097135 16S ribosomal RNA gene, partial sequence</text:p>
          </table:table-cell>
          <table:table-cell office:value-type="string" table:style-name="ce1">
            <text:p>Score=191 bits(103); Expect=6e-44; Identities=205/255(80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894</text:p>
          </table:table-cell>
          <table:table-cell office:value-type="string" table:style-name="ce1">
            <text:p>OW758252.1</text:p>
          </table:table-cell>
          <table:table-cell office:value-type="string" table:style-name="ce1">
            <text:p>uncultured Myxococcales bacterium DNA containing 16S-23S intergenic spacer region, clone 43</text:p>
          </table:table-cell>
          <table:table-cell office:value-type="string" table:style-name="ce1">
            <text:p>Score=329 bits(178); Expect=1e-85; Identities=228/253(90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895</text:p>
          </table:table-cell>
          <table:table-cell office:value-type="string" table:style-name="ce1">
            <text:p>CP183315.1</text:p>
          </table:table-cell>
          <table:table-cell office:value-type="string" table:style-name="ce1">
            <text:p>Thioalkalivibrio sulfidiphilus strain SGAR-7 chromosome, complete genome</text:p>
          </table:table-cell>
          <table:table-cell office:value-type="string" table:style-name="ce1">
            <text:p>Score=73.1 bits(39); Expect=2e-08; Identities=65/78(83%); Gaps=0/78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8931</text:p>
          </table:table-cell>
          <table:table-cell office:value-type="string" table:style-name="ce1">
            <text:p>GU940765.1</text:p>
          </table:table-cell>
          <table:table-cell office:value-type="string" table:style-name="ce1">
            <text:p>Uncultured bacterium clone N203B_327 16S ribosomal RNA gene, partial sequence</text:p>
          </table:table-cell>
          <table:table-cell office:value-type="string" table:style-name="ce1">
            <text:p>Score=449 bits(243); Expect=9e-122; Identities=249/252(99%); Gaps=0/252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958</text:p>
          </table:table-cell>
          <table:table-cell office:value-type="string" table:style-name="ce1">
            <text:p>OY771506.1</text:p>
          </table:table-cell>
          <table:table-cell office:value-type="string" table:style-name="ce1">
            <text:p>MAG: Phycisphaeraceae bacterium isolate 5ced0416-64b5-4844-9ce5-ab75583fac57 genome assembly, chromosome: 1</text:p>
          </table:table-cell>
          <table:table-cell office:value-type="string" table:style-name="ce1">
            <text:p>Score=60.2 bits(32); Expect=1e-04; Identities=43/48(90%); Gaps=2/48(4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8982</text:p>
          </table:table-cell>
          <table:table-cell office:value-type="string" table:style-name="ce1">
            <text:p>EU919090.1</text:p>
          </table:table-cell>
          <table:table-cell office:value-type="string" table:style-name="ce1">
            <text:p>Uncultured delta proteobacterium clone MB20 16S ribosomal RNA gene, partial sequence</text:p>
          </table:table-cell>
          <table:table-cell office:value-type="string" table:style-name="ce1">
            <text:p>Score=407 bits(220); Expect=5e-109; Identities=242/253(96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003</text:p>
          </table:table-cell>
          <table:table-cell office:value-type="string" table:style-name="ce1">
            <text:p>KP107142.1</text:p>
          </table:table-cell>
          <table:table-cell office:value-type="string" table:style-name="ce1">
            <text:p>Uncultured Clostridium sp. clone 5972 16S ribosomal RNA gene, partial sequence</text:p>
          </table:table-cell>
          <table:table-cell office:value-type="string" table:style-name="ce1">
            <text:p>Score=217 bits(117); Expect=9e-52; Identities=211/256(82%); Gaps=7/256(2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042</text:p>
          </table:table-cell>
          <table:table-cell office:value-type="string" table:style-name="ce1">
            <text:p>LC071201.1</text:p>
          </table:table-cell>
          <table:table-cell office:value-type="string" table:style-name="ce1">
            <text:p>Uncultured Halobacteria archaeon gene for 16S ribosomal RNA, partial sequence, clone: gl518</text:p>
          </table:table-cell>
          <table:table-cell office:value-type="string" table:style-name="ce1">
            <text:p>Score=97.1 bits(52); Expect=1e-15; Identities=184/249(74%); Gaps=4/249(1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09</text:p>
          </table:table-cell>
          <table:table-cell office:value-type="string" table:style-name="ce1">
            <text:p>GU326411.1</text:p>
          </table:table-cell>
          <table:table-cell office:value-type="string" table:style-name="ce1">
            <text:p>Uncultured marine bacterium clone SiDJun08M122 16S ribosomal RNA gene, partial sequence</text:p>
          </table:table-cell>
          <table:table-cell office:value-type="string" table:style-name="ce1">
            <text:p>Score=340 bits(184); Expect=5e-89; Identities=230/253(91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27</text:p>
          </table:table-cell>
          <table:table-cell office:value-type="string" table:style-name="ce1">
            <text:p>KY277332.1</text:p>
          </table:table-cell>
          <table:table-cell office:value-type="string" table:style-name="ce1">
            <text:p>Uncultured bacterium clone CP_Otu2018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51</text:p>
          </table:table-cell>
          <table:table-cell office:value-type="string" table:style-name="ce1">
            <text:p>AB089087.1</text:p>
          </table:table-cell>
          <table:table-cell office:value-type="string" table:style-name="ce1">
            <text:p>Uncultured alpha proteobacterium gene for 16S rRNA, partial sequence, clone: Rs-H76</text:p>
          </table:table-cell>
          <table:table-cell office:value-type="string" table:style-name="ce1">
            <text:p>Score=198 bits(107); Expect=3e-46; Identities=205/252(81%); Gaps=8/252(3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58</text:p>
          </table:table-cell>
          <table:table-cell office:value-type="string" table:style-name="ce1">
            <text:p>KJ615847.1</text:p>
          </table:table-cell>
          <table:table-cell office:value-type="string" table:style-name="ce1">
            <text:p>Uncultured bacterium clone PAH2startSedimOxic_K12_6_D10 16S ribosomal RNA gene, partial sequence</text:p>
          </table:table-cell>
          <table:table-cell office:value-type="string" table:style-name="ce1">
            <text:p>Score=241 bits(130); Expect=6e-59; Identities=210/250(84%); Gaps=0/250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67</text:p>
          </table:table-cell>
          <table:table-cell office:value-type="string" table:style-name="ce1">
            <text:p>NR_041489.2</text:p>
          </table:table-cell>
          <table:table-cell office:value-type="string" table:style-name="ce1">
            <text:p>Rapidithrix thailandica strain TISTR 1750 16S ribosomal RNA, partial sequence</text:p>
          </table:table-cell>
          <table:table-cell office:value-type="string" table:style-name="ce1">
            <text:p>Score=178 bits(96); Expect=4e-40; Identities=197/247(80%); Gaps=2/247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182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18 bits(172); Expect=3e-82; Identities=226/253(89%); Gaps=0/253(0%); Strand=Plus/Min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12</text:p>
          </table:table-cell>
          <table:table-cell office:value-type="string" table:style-name="ce1">
            <text:p>KY279676.1</text:p>
          </table:table-cell>
          <table:table-cell office:value-type="string" table:style-name="ce1">
            <text:p>Uncultured bacterium clone CP_Otu4617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17</text:p>
          </table:table-cell>
          <table:table-cell office:value-type="string" table:style-name="ce1">
            <text:p>FJ580570.1</text:p>
          </table:table-cell>
          <table:table-cell office:value-type="string" table:style-name="ce1">
            <text:p>Uncultured bacterium clone Hyrab_D11 16S ribosomal RNA gene, partial sequence</text:p>
          </table:table-cell>
          <table:table-cell office:value-type="string" table:style-name="ce1">
            <text:p>Score=390 bits(211); Expect=5e-104; Identities=240/254(94%); Gaps=1/254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26</text:p>
          </table:table-cell>
          <table:table-cell office:value-type="string" table:style-name="ce1">
            <text:p>KU969990.1</text:p>
          </table:table-cell>
          <table:table-cell office:value-type="string" table:style-name="ce1">
            <text:p>Uncultured bacterium clone 3867 16S ribosomal RNA gene, partial sequence</text:p>
          </table:table-cell>
          <table:table-cell office:value-type="string" table:style-name="ce1">
            <text:p>Score=407 bits(220); Expect=5e-109; Identities=242/253(96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38</text:p>
          </table:table-cell>
          <table:table-cell office:value-type="string" table:style-name="ce1">
            <text:p>KX625986.1</text:p>
          </table:table-cell>
          <table:table-cell office:value-type="string" table:style-name="ce1">
            <text:p>Uncultured bacterium clone 16S(V3-V4)-3318 16S ribosomal RNA gene, partial sequence</text:p>
          </table:table-cell>
          <table:table-cell office:value-type="string" table:style-name="ce1">
            <text:p>Score=346 bits(187); Expect=1e-90; Identities=231/252(92%); Gaps=4/252(1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45</text:p>
          </table:table-cell>
          <table:table-cell office:value-type="string" table:style-name="ce1">
            <text:p>OZ253446.1</text:p>
          </table:table-cell>
          <table:table-cell office:value-type="string" table:style-name="ce1">
            <text:p>MAG: Spirochaetia bacterium isolate 0b759a36-5087-44a1-8135-4fb3fec4329e genome assembly, chromosome: 1</text:p>
          </table:table-cell>
          <table:table-cell office:value-type="string" table:style-name="ce1">
            <text:p>Score=374 bits(202); Expect=5e-99; Identities=236/253(93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250</text:p>
          </table:table-cell>
          <table:table-cell office:value-type="string" table:style-name="ce1">
            <text:p>KY281241.1</text:p>
          </table:table-cell>
          <table:table-cell office:value-type="string" table:style-name="ce1">
            <text:p>Uncultured bacterium clone CP_Otu6349 16S ribosomal RNA gene, partial sequence</text:p>
          </table:table-cell>
          <table:table-cell office:value-type="string" table:style-name="ce1">
            <text:p>Score=383 bits(207); Expect=9e-102; Identities=237/252(94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251</text:p>
          </table:table-cell>
          <table:table-cell office:value-type="string" table:style-name="ce1">
            <text:p>KY255348.1</text:p>
          </table:table-cell>
          <table:table-cell office:value-type="string" table:style-name="ce1">
            <text:p>Uncultured bacterium clone js4772 16S ribosomal RNA gene, partial sequence</text:p>
          </table:table-cell>
          <table:table-cell office:value-type="string" table:style-name="ce1">
            <text:p>Score=363 bits(196); Expect=1e-95; Identities=235/254(93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258</text:p>
          </table:table-cell>
          <table:table-cell office:value-type="string" table:style-name="ce1">
            <text:p>KX173118.1</text:p>
          </table:table-cell>
          <table:table-cell office:value-type="string" table:style-name="ce1">
            <text:p>Uncultured bacterium clone ExbYyy64 16S ribosomal RNA gene, partial sequence</text:p>
          </table:table-cell>
          <table:table-cell office:value-type="string" table:style-name="ce1">
            <text:p>Score=300 bits(162); Expect=9e-77; Identities=222/252(88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266</text:p>
          </table:table-cell>
          <table:table-cell office:value-type="string" table:style-name="ce1">
            <text:p>AY360509.1</text:p>
          </table:table-cell>
          <table:table-cell office:value-type="string" table:style-name="ce1">
            <text:p>Uncultured proteobacterium clone BSB4-217m 16S ribosomal RNA gene, partial sequence</text:p>
          </table:table-cell>
          <table:table-cell office:value-type="string" table:style-name="ce1">
            <text:p>Score=246 bits(133); Expect=1e-60; Identities=216/256(84%); Gaps=5/256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271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24 bits(175); Expect=5e-84; Identities=227/253(90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285</text:p>
          </table:table-cell>
          <table:table-cell office:value-type="string" table:style-name="ce1">
            <text:p>KC878330.1</text:p>
          </table:table-cell>
          <table:table-cell office:value-type="string" table:style-name="ce1">
            <text:p>Uncultured bacterium clone MWL-4 16S ribosomal RNA gene, partial sequence</text:p>
          </table:table-cell>
          <table:table-cell office:value-type="string" table:style-name="ce1">
            <text:p>Score=462 bits(250); Expect=1e-125; Identities=252/253(99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296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9316</text:p>
          </table:table-cell>
          <table:table-cell office:value-type="string" table:style-name="ce1">
            <text:p>OW751278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40 bits(184); Expect=5e-89; Identities=232/255(91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18</text:p>
          </table:table-cell>
          <table:table-cell office:value-type="string" table:style-name="ce1">
            <text:p>KY277497.1</text:p>
          </table:table-cell>
          <table:table-cell office:value-type="string" table:style-name="ce1">
            <text:p>Uncultured bacterium clone CP_Otu2202 16S ribosomal RNA gene, partial sequence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48</text:p>
          </table:table-cell>
          <table:table-cell office:value-type="string" table:style-name="ce1">
            <text:p>KP584519.1</text:p>
          </table:table-cell>
          <table:table-cell office:value-type="string" table:style-name="ce1">
            <text:p>Uncultured bacterium clone HP_2_uncultured_bacterium_21886 16S ribosomal RNA gene, partial sequence</text:p>
          </table:table-cell>
          <table:table-cell office:value-type="string" table:style-name="ce1">
            <text:p>Score=435 bits(235); Expect=2e-117; Identities=247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49</text:p>
          </table:table-cell>
          <table:table-cell office:value-type="string" table:style-name="ce1">
            <text:p>HQ241817.1</text:p>
          </table:table-cell>
          <table:table-cell office:value-type="string" table:style-name="ce1">
            <text:p>Uncultured marine bacterium clone Sp02sw36 16S ribosomal RNA gene, partial sequence</text:p>
          </table:table-cell>
          <table:table-cell office:value-type="string" table:style-name="ce1">
            <text:p>Score=300 bits(162); Expect=9e-77; Identities=224/255(88%); Gaps=0/255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59</text:p>
          </table:table-cell>
          <table:table-cell office:value-type="string" table:style-name="ce1">
            <text:p>JX405748.1</text:p>
          </table:table-cell>
          <table:table-cell office:value-type="string" table:style-name="ce1">
            <text:p>Uncultured marine bacterium clone B24-14 16S ribosomal RNA gene, partial sequence</text:p>
          </table:table-cell>
          <table:table-cell office:value-type="string" table:style-name="ce1">
            <text:p>Score=446 bits(241); Expect=1e-120; Identities=249/253(98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62</text:p>
          </table:table-cell>
          <table:table-cell office:value-type="string" table:style-name="ce1">
            <text:p>KY281573.1</text:p>
          </table:table-cell>
          <table:table-cell office:value-type="string" table:style-name="ce1">
            <text:p>Uncultured bacterium clone CP_Otu6714 16S ribosomal RNA gene, partial sequence</text:p>
          </table:table-cell>
          <table:table-cell office:value-type="string" table:style-name="ce1">
            <text:p>Score=351 bits(190); Expect=3e-92; Identities=232/253(92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364</text:p>
          </table:table-cell>
          <table:table-cell office:value-type="string" table:style-name="ce1">
            <text:p>OW757555.1</text:p>
          </table:table-cell>
          <table:table-cell office:value-type="string" table:style-name="ce1">
            <text:p>uncultured Oligoflexaceae bacterium DNA containing 16S-23S intergenic spacer region, clone 43</text:p>
          </table:table-cell>
          <table:table-cell office:value-type="string" table:style-name="ce1">
            <text:p>Score=318 bits(172); Expect=3e-82; Identities=226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405</text:p>
          </table:table-cell>
          <table:table-cell office:value-type="string" table:style-name="ce1">
            <text:p>OW762831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77 bits(204); Expect=4e-100; Identities=236/252(94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408</text:p>
          </table:table-cell>
          <table:table-cell office:value-type="string" table:style-name="ce1">
            <text:p>GU584486.1</text:p>
          </table:table-cell>
          <table:table-cell office:value-type="string" table:style-name="ce1">
            <text:p>Uncultured bacterium clone EthaneSIP4-4-34 16S ribosomal RNA gene, partial sequence</text:p>
          </table:table-cell>
          <table:table-cell office:value-type="string" table:style-name="ce1">
            <text:p>Score=425 bits(230); Expect=1e-114; Identities=246/254(97%); Gaps=0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414</text:p>
          </table:table-cell>
          <table:table-cell office:value-type="string" table:style-name="ce1">
            <text:p>OW752531.1</text:p>
          </table:table-cell>
          <table:table-cell office:value-type="string" table:style-name="ce1">
            <text:p>uncultured Alphaproteobacteria bacterium DNA containing 16S-23S intergenic spacer region, clone 43</text:p>
          </table:table-cell>
          <table:table-cell office:value-type="string" table:style-name="ce1">
            <text:p>Score=322 bits(174); Expect=2e-83; Identities=227/253(90%); Gaps=2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419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9440</text:p>
          </table:table-cell>
          <table:table-cell office:value-type="string" table:style-name="ce1">
            <text:p>OZ253574.1</text:p>
          </table:table-cell>
          <table:table-cell office:value-type="string" table:style-name="ce1">
            <text:p>MAG: Leptonemataceae bacterium isolate e956fea7-8556-41a5-9e23-a288cbec3348 genome assembly, chromosome: 1</text:p>
          </table:table-cell>
          <table:table-cell office:value-type="string" table:style-name="ce1">
            <text:p>Score=346 bits(187); Expect=1e-90; Identities=231/253(91%); Gaps=0/253(0%); Strand=Plus/Min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451</text:p>
          </table:table-cell>
          <table:table-cell office:value-type="string" table:style-name="ce1">
            <text:p>OQ823034.1</text:p>
          </table:table-cell>
          <table:table-cell office:value-type="string" table:style-name="ce1">
            <text:p>Uncultured bacterium clone Aiptasia_endpoint_16S_OTU_220 16S ribosomal RNA gene, partial sequence</text:p>
          </table:table-cell>
          <table:table-cell office:value-type="string" table:style-name="ce1">
            <text:p>Score=457 bits(247); Expect=5e-124; Identities=251/253(9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453</text:p>
          </table:table-cell>
          <table:table-cell office:value-type="string" table:style-name="ce1">
            <text:p>OZ001228.1</text:p>
          </table:table-cell>
          <table:table-cell office:value-type="string" table:style-name="ce1">
            <text:p>MAG: Rhizobiaceae bacterium isolate 2a1c93a1-b5bb-4fff-98e9-bbfee3ad1fdc genome assembly, chromosome: 1</text:p>
          </table:table-cell>
          <table:table-cell office:value-type="string" table:style-name="ce1">
            <text:p>Score=187 bits(101); Expect=4e-43; Identities=135/152(89%); Gaps=0/152(0%); Strand=Plus/Min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454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460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461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9466</text:p>
          </table:table-cell>
          <table:table-cell office:value-type="string" table:style-name="ce1">
            <text:p>EU917595.1</text:p>
          </table:table-cell>
          <table:table-cell office:value-type="string" table:style-name="ce1">
            <text:p>Uncultured bacterium clone BiofilmE05 16S ribosomal RNA gene, partial sequence</text:p>
          </table:table-cell>
          <table:table-cell office:value-type="string" table:style-name="ce1">
            <text:p>Score=396 bits(214); Expect=1e-105; Identities=240/253(95%); Gaps=0/253(0%); Strand=Plus/Plus</text:p>
          </table:table-cell>
          <table:table-cell table:number-columns-repeated="16379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4">
            <text:p>ASV_9470</text:p>
          </table:table-cell>
          <table:table-cell office:value-type="string" table:style-name="ce4">
            <text:p>NO HIT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9" table:style-name="ce4"/>
        </table:table-row>
        <table:table-row table:style-name="ro1">
          <table:table-cell table:style-name="ce1"/>
          <table:table-cell office:value-type="string" table:style-name="ce1">
            <text:p>ASV_9496</text:p>
          </table:table-cell>
          <table:table-cell office:value-type="string" table:style-name="ce1">
            <text:p>KM454343.1</text:p>
          </table:table-cell>
          <table:table-cell office:value-type="string" table:style-name="ce1">
            <text:p>Uncultured bacterium clone UB-197 16S ribosomal RNA gene, partial sequence</text:p>
          </table:table-cell>
          <table:table-cell office:value-type="string" table:style-name="ce1">
            <text:p>Score=329 bits(178); Expect=1e-85; Identities=230/255(90%); Gaps=4/255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11</text:p>
          </table:table-cell>
          <table:table-cell office:value-type="string" table:style-name="ce1">
            <text:p>FJ580533.1</text:p>
          </table:table-cell>
          <table:table-cell office:value-type="string" table:style-name="ce1">
            <text:p>Uncultured bacterium clone Axiab_H04 16S ribosomal RNA gene, partial sequence</text:p>
          </table:table-cell>
          <table:table-cell office:value-type="string" table:style-name="ce1">
            <text:p>Score=455 bits(246); Expect=2e-123; Identities=250/252(99%); Gaps=0/252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18</text:p>
          </table:table-cell>
          <table:table-cell office:value-type="string" table:style-name="ce1">
            <text:p>OL862698.1</text:p>
          </table:table-cell>
          <table:table-cell office:value-type="string" table:style-name="ce1">
            <text:p>Uncultured bacterium clone OTU_99 16S ribosomal RNA gene, partial sequence</text:p>
          </table:table-cell>
          <table:table-cell office:value-type="string" table:style-name="ce1">
            <text:p>Score=385 bits(208); Expect=2e-102; Identities=239/254(94%); Gaps=2/254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52</text:p>
          </table:table-cell>
          <table:table-cell office:value-type="string" table:style-name="ce1">
            <text:p>OW752694.1</text:p>
          </table:table-cell>
          <table:table-cell office:value-type="string" table:style-name="ce1">
            <text:p>uncultured planctomycete DNA containing 16S-23S intergenic spacer region, clone 43</text:p>
          </table:table-cell>
          <table:table-cell office:value-type="string" table:style-name="ce1">
            <text:p>Score=320 bits(173); Expect=7e-83; Identities=227/253(90%); Gaps=3/253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59</text:p>
          </table:table-cell>
          <table:table-cell office:value-type="string" table:style-name="ce1">
            <text:p>KU878561.1</text:p>
          </table:table-cell>
          <table:table-cell office:value-type="string" table:style-name="ce1">
            <text:p>Uncultured bacterium clone II-37 16S ribosomal RNA gene, partial sequence</text:p>
          </table:table-cell>
          <table:table-cell office:value-type="string" table:style-name="ce1">
            <text:p>Score=313 bits(169); Expect=1e-80; Identities=225/253(89%); Gaps=0/253(0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67</text:p>
          </table:table-cell>
          <table:table-cell office:value-type="string" table:style-name="ce1">
            <text:p>GU982143.1</text:p>
          </table:table-cell>
          <table:table-cell office:value-type="string" table:style-name="ce1">
            <text:p>Uncultured bacterium clone IS-41 16S ribosomal RNA gene, partial sequence</text:p>
          </table:table-cell>
          <table:table-cell office:value-type="string" table:style-name="ce1">
            <text:p>Score=233 bits(126); Expect=9e-57; Identities=212/254(83%); Gaps=3/254(1%); Strand=Plus/Plus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SV_9590</text:p>
          </table:table-cell>
          <table:table-cell office:value-type="string" table:style-name="ce1">
            <text:p>OZ244590.1</text:p>
          </table:table-cell>
          <table:table-cell office:value-type="string" table:style-name="ce1">
            <text:p>MAG: Spirochaetia bacterium isolate 705df54a-ddaa-426a-8d3a-ad0adee4af1d genome assembly, chromosome: 1</text:p>
          </table:table-cell>
          <table:table-cell office:value-type="string" table:style-name="ce1">
            <text:p>Score=351 bits(190); Expect=3e-92; Identities=232/253(92%); Gaps=0/253(0%); Strand=Plus/Min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604</text:p>
          </table:table-cell>
          <table:table-cell office:value-type="string" table:style-name="ce1">
            <text:p>OL862698.1</text:p>
          </table:table-cell>
          <table:table-cell office:value-type="string" table:style-name="ce1">
            <text:p>Uncultured bacterium clone OTU_99 16S ribosomal RNA gene, partial sequence</text:p>
          </table:table-cell>
          <table:table-cell office:value-type="string" table:style-name="ce1">
            <text:p>Score=385 bits(208); Expect=2e-102; Identities=238/253(94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610</text:p>
          </table:table-cell>
          <table:table-cell office:value-type="string" table:style-name="ce1">
            <text:p>MW302983.1</text:p>
          </table:table-cell>
          <table:table-cell office:value-type="string" table:style-name="ce1">
            <text:p>Uncultured Oligoflexia bacterium clone OTU82 16S ribosomal RNA gene, partial sequence</text:p>
          </table:table-cell>
          <table:table-cell office:value-type="string" table:style-name="ce1">
            <text:p>Score=324 bits(175); Expect=5e-84; Identities=227/253(90%); Gaps=0/253(0%); Strand=Plus/Plus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ASV_9621</text:p>
          </table:table-cell>
          <table:table-cell office:value-type="string" table:style-name="ce1">
            <text:p>MN891034.1</text:p>
          </table:table-cell>
          <table:table-cell office:value-type="string" table:style-name="ce1">
            <text:p>Uncultured bacterium clone OTU_1046 16S ribosomal RNA gene, partial sequence</text:p>
          </table:table-cell>
          <table:table-cell office:value-type="string" table:style-name="ce1">
            <text:p>Score=446 bits(241); Expect=1e-120; Identities=247/250(99%); Gaps=0/250(0%); Strand=Plus/Plus</text:p>
          </table:table-cell>
          <table:table-cell table:number-columns-repeated="16379"/>
        </table:table-row>
        <table:table-row table:number-rows-repeated="1048221" table:style-name="ro1">
          <table:table-cell table:number-columns-repeated="16384"/>
        </table:table-row>
      </table:table>
      <table:database-ranges>
        <table:database-range table:target-range-address="blast_firsthit_with_nohits.A1:blast_firsthit_with_nohits.E355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530</meta:generator>
    <meta:initial-creator>Joëlle van der Sprong</meta:initial-creator>
    <dc:creator>Daniel van der Sprong</dc:creator>
    <meta:creation-date>2026-01-27T10:40:19Z</meta:creation-date>
    <dc:date>2026-01-27T10:40:19Z</dc:date>
    <meta:editing-cycles>2</meta:editing-cycles>
    <meta:editing-duration>PT435S</meta:editing-duration>
  </office:meta>
</office:document-meta>
</file>